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03mm"/>
    </style:style>
    <style:style style:name="co2" style:family="table-column">
      <style:table-column-properties fo:break-before="auto" style:column-width="24.82mm"/>
    </style:style>
    <style:style style:name="co3" style:family="table-column">
      <style:table-column-properties fo:break-before="auto" style:column-width="3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-unet_based (hysteresis)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" table:default-cell-style-name="Default"/>
        <table:table-row table:style-name="ro1"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Displasia type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f1/dice</text:p>
          </table:table-cell>
          <table:table-cell table:style-name="ce4" office:value-type="string" calcext:value-type="string">
            <text:p>jaccard</text:p>
          </table:table-cell>
          <table:table-cell table:style-name="ce4" office:value-type="string" calcext:value-type="string">
            <text:p>sensitivity/recall</text:p>
          </table:table-cell>
          <table:table-cell table:style-name="ce4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6" table:formula="of:=AVERAGE([.C2:.C25])" office:value-type="string" office:string-value="" calcext:value-type="error">
            <text:p>#DIV/0!</text:p>
          </table:table-cell>
          <table:table-cell table:style-name="ce6" table:formula="of:=AVERAGE([.D2:.D25])" office:value-type="string" office:string-value="" calcext:value-type="error">
            <text:p>#DIV/0!</text:p>
          </table:table-cell>
          <table:table-cell table:style-name="ce6" table:formula="of:=AVERAGE([.E2:.E25])" office:value-type="string" office:string-value="" calcext:value-type="error">
            <text:p>#DIV/0!</text:p>
          </table:table-cell>
          <table:table-cell table:style-name="ce6" table:formula="of:=AVERAGE([.F2:.F25])" office:value-type="string" office:string-value="" calcext:value-type="error">
            <text:p>#DIV/0!</text:p>
          </table:table-cell>
          <table:table-cell table:style-name="ce6" table:formula="of:=AVERAGE([.G2:.G25])" office:value-type="string" office:string-value="" calcext:value-type="error">
            <text:p>#DIV/0!</text:p>
          </table:table-cell>
          <table:table-cell table:style-name="ce6" table:formula="of:=AVERAGE([.H2:.H2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string" office:string-value="" calcext:value-type="error">
            <text:p>#DIV/0!</text:p>
          </table:table-cell>
          <table:table-cell table:formula="of:=AVERAGE([.D8:.D13])" office:value-type="string" office:string-value="" calcext:value-type="error">
            <text:p>#DIV/0!</text:p>
          </table:table-cell>
          <table:table-cell table:formula="of:=AVERAGE([.E8:.E13])" office:value-type="string" office:string-value="" calcext:value-type="error">
            <text:p>#DIV/0!</text:p>
          </table:table-cell>
          <table:table-cell table:formula="of:=AVERAGE([.F8:.F13])" office:value-type="string" office:string-value="" calcext:value-type="error">
            <text:p>#DIV/0!</text:p>
          </table:table-cell>
          <table:table-cell table:formula="of:=AVERAGE([.G8:.G13])" office:value-type="string" office:string-value="" calcext:value-type="error">
            <text:p>#DIV/0!</text:p>
          </table:table-cell>
          <table:table-cell table:formula="of:=AVERAGE([.H8:.H1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string" office:string-value="" calcext:value-type="error">
            <text:p>#DIV/0!</text:p>
          </table:table-cell>
          <table:table-cell table:formula="of:=AVERAGE([.D2:.D7])" office:value-type="string" office:string-value="" calcext:value-type="error">
            <text:p>#DIV/0!</text:p>
          </table:table-cell>
          <table:table-cell table:formula="of:=AVERAGE([.E2:.E7])" office:value-type="string" office:string-value="" calcext:value-type="error">
            <text:p>#DIV/0!</text:p>
          </table:table-cell>
          <table:table-cell table:formula="of:=AVERAGE([.F2:.F7])" office:value-type="string" office:string-value="" calcext:value-type="error">
            <text:p>#DIV/0!</text:p>
          </table:table-cell>
          <table:table-cell table:formula="of:=AVERAGE([.G2:.G7])" office:value-type="string" office:string-value="" calcext:value-type="error">
            <text:p>#DIV/0!</text:p>
          </table:table-cell>
          <table:table-cell table:formula="of:=AVERAGE([.H2:.H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string" office:string-value="" calcext:value-type="error">
            <text:p>#DIV/0!</text:p>
          </table:table-cell>
          <table:table-cell table:formula="of:=AVERAGE([.D14:.D19])" office:value-type="string" office:string-value="" calcext:value-type="error">
            <text:p>#DIV/0!</text:p>
          </table:table-cell>
          <table:table-cell table:formula="of:=AVERAGE([.E14:.E19])" office:value-type="string" office:string-value="" calcext:value-type="error">
            <text:p>#DIV/0!</text:p>
          </table:table-cell>
          <table:table-cell table:formula="of:=AVERAGE([.F14:.F19])" office:value-type="string" office:string-value="" calcext:value-type="error">
            <text:p>#DIV/0!</text:p>
          </table:table-cell>
          <table:table-cell table:formula="of:=AVERAGE([.G14:.G19])" office:value-type="string" office:string-value="" calcext:value-type="error">
            <text:p>#DIV/0!</text:p>
          </table:table-cell>
          <table:table-cell table:formula="of:=AVERAGE([.H14:.H1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string" office:string-value="" calcext:value-type="error">
            <text:p>#DIV/0!</text:p>
          </table:table-cell>
          <table:table-cell table:formula="of:=AVERAGE([.D20:.D25])" office:value-type="string" office:string-value="" calcext:value-type="error">
            <text:p>#DIV/0!</text:p>
          </table:table-cell>
          <table:table-cell table:formula="of:=AVERAGE([.E20:.E25])" office:value-type="string" office:string-value="" calcext:value-type="error">
            <text:p>#DIV/0!</text:p>
          </table:table-cell>
          <table:table-cell table:formula="of:=AVERAGE([.F20:.F25])" office:value-type="string" office:string-value="" calcext:value-type="error">
            <text:p>#DIV/0!</text:p>
          </table:table-cell>
          <table:table-cell table:formula="of:=AVERAGE([.G20:.G25])" office:value-type="string" office:string-value="" calcext:value-type="error">
            <text:p>#DIV/0!</text:p>
          </table:table-cell>
          <table:table-cell table:formula="of:=AVERAGE([.H20:.H25])" office:value-type="string" office:string-value="" calcext:value-type="error">
            <text:p>#DIV/0!</text:p>
          </table:table-cell>
        </table:table-row>
      </table:table>
      <table:table table:name="1-unet_based (otsu)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" table:default-cell-style-name="Default"/>
        <table:table-row table:style-name="ro1"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Displasia type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f1/dice</text:p>
          </table:table-cell>
          <table:table-cell table:style-name="ce4" office:value-type="string" calcext:value-type="string">
            <text:p>jaccard</text:p>
          </table:table-cell>
          <table:table-cell table:style-name="ce4" office:value-type="string" calcext:value-type="string">
            <text:p>sensitivity/recall</text:p>
          </table:table-cell>
          <table:table-cell table:style-name="ce4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10853794642857" calcext:value-type="float">
            <text:p>0,910853794642857</text:p>
          </table:table-cell>
          <table:table-cell office:value-type="float" office:value="0.938744094697171" calcext:value-type="float">
            <text:p>0,938744094697171</text:p>
          </table:table-cell>
          <table:table-cell office:value-type="float" office:value="0.873721654068475" calcext:value-type="float">
            <text:p>0,873721654068475</text:p>
          </table:table-cell>
          <table:table-cell office:value-type="float" office:value="0.775759968416897" calcext:value-type="float">
            <text:p>0,775759968416897</text:p>
          </table:table-cell>
          <table:table-cell office:value-type="float" office:value="0.817123319318024" calcext:value-type="float">
            <text:p>0,817123319318024</text:p>
          </table:table-cell>
          <table:table-cell office:value-type="float" office:value="0.967675975462872" calcext:value-type="float">
            <text:p>0,967675975462872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72113909040179" calcext:value-type="float">
            <text:p>0,872113909040179</text:p>
          </table:table-cell>
          <table:table-cell office:value-type="float" office:value="0.84483666539558" calcext:value-type="float">
            <text:p>0,84483666539558</text:p>
          </table:table-cell>
          <table:table-cell office:value-type="float" office:value="0.86384017675619" calcext:value-type="float">
            <text:p>0,86384017675619</text:p>
          </table:table-cell>
          <table:table-cell office:value-type="float" office:value="0.760315722386547" calcext:value-type="float">
            <text:p>0,760315722386547</text:p>
          </table:table-cell>
          <table:table-cell office:value-type="float" office:value="0.883718279896672" calcext:value-type="float">
            <text:p>0,883718279896672</text:p>
          </table:table-cell>
          <table:table-cell office:value-type="float" office:value="0.862266279819471" calcext:value-type="float">
            <text:p>0,862266279819471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899126325334821" calcext:value-type="float">
            <text:p>0,899126325334821</text:p>
          </table:table-cell>
          <table:table-cell office:value-type="float" office:value="0.859260175677347" calcext:value-type="float">
            <text:p>0,859260175677347</text:p>
          </table:table-cell>
          <table:table-cell office:value-type="float" office:value="0.857213383853967" calcext:value-type="float">
            <text:p>0,857213383853967</text:p>
          </table:table-cell>
          <table:table-cell office:value-type="float" office:value="0.750108000691204" calcext:value-type="float">
            <text:p>0,750108000691204</text:p>
          </table:table-cell>
          <table:table-cell office:value-type="float" office:value="0.855176319936958" calcext:value-type="float">
            <text:p>0,855176319936958</text:p>
          </table:table-cell>
          <table:table-cell office:value-type="float" office:value="0.923218142548596" calcext:value-type="float">
            <text:p>0,923218142548596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888645717075893" calcext:value-type="float">
            <text:p>0,888645717075893</text:p>
          </table:table-cell>
          <table:table-cell office:value-type="float" office:value="0.899410312671421" calcext:value-type="float">
            <text:p>0,899410312671421</text:p>
          </table:table-cell>
          <table:table-cell office:value-type="float" office:value="0.860385031648683" calcext:value-type="float">
            <text:p>0,860385031648683</text:p>
          </table:table-cell>
          <table:table-cell office:value-type="float" office:value="0.754978703810291" calcext:value-type="float">
            <text:p>0,754978703810291</text:p>
          </table:table-cell>
          <table:table-cell office:value-type="float" office:value="0.824605519582574" calcext:value-type="float">
            <text:p>0,824605519582574</text:p>
          </table:table-cell>
          <table:table-cell office:value-type="float" office:value="0.934281063807547" calcext:value-type="float">
            <text:p>0,934281063807547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5791015625" calcext:value-type="float">
            <text:p>0,85791015625</text:p>
          </table:table-cell>
          <table:table-cell office:value-type="float" office:value="0.830508177774665" calcext:value-type="float">
            <text:p>0,830508177774665</text:p>
          </table:table-cell>
          <table:table-cell office:value-type="float" office:value="0.853387314439946" calcext:value-type="float">
            <text:p>0,853387314439946</text:p>
          </table:table-cell>
          <table:table-cell office:value-type="float" office:value="0.744268160632739" calcext:value-type="float">
            <text:p>0,744268160632739</text:p>
          </table:table-cell>
          <table:table-cell office:value-type="float" office:value="0.87756272666716" calcext:value-type="float">
            <text:p>0,87756272666716</text:p>
          </table:table-cell>
          <table:table-cell office:value-type="float" office:value="0.840396411846184" calcext:value-type="float">
            <text:p>0,840396411846184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39512416294643" calcext:value-type="float">
            <text:p>0,839512416294643</text:p>
          </table:table-cell>
          <table:table-cell office:value-type="float" office:value="0.85871451104101" calcext:value-type="float">
            <text:p>0,85871451104101</text:p>
          </table:table-cell>
          <table:table-cell office:value-type="float" office:value="0.825558693633072" calcext:value-type="float">
            <text:p>0,825558693633072</text:p>
          </table:table-cell>
          <table:table-cell office:value-type="float" office:value="0.702937378954164" calcext:value-type="float">
            <text:p>0,702937378954164</text:p>
          </table:table-cell>
          <table:table-cell office:value-type="float" office:value="0.794868051246487" calcext:value-type="float">
            <text:p>0,794868051246487</text:p>
          </table:table-cell>
          <table:table-cell office:value-type="float" office:value="0.880355294353357" calcext:value-type="float">
            <text:p>0,880355294353357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929085867745536" calcext:value-type="float">
            <text:p>0,929085867745536</text:p>
          </table:table-cell>
          <table:table-cell office:value-type="float" office:value="0.836988658929438" calcext:value-type="float">
            <text:p>0,836988658929438</text:p>
          </table:table-cell>
          <table:table-cell office:value-type="float" office:value="0.823452797013046" calcext:value-type="float">
            <text:p>0,823452797013046</text:p>
          </table:table-cell>
          <table:table-cell office:value-type="float" office:value="0.699889298892989" calcext:value-type="float">
            <text:p>0,699889298892989</text:p>
          </table:table-cell>
          <table:table-cell office:value-type="float" office:value="0.810347774075023" calcext:value-type="float">
            <text:p>0,810347774075023</text:p>
          </table:table-cell>
          <table:table-cell office:value-type="float" office:value="0.959531999737078" calcext:value-type="float">
            <text:p>0,959531999737078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867039271763393" calcext:value-type="float">
            <text:p>0,867039271763393</text:p>
          </table:table-cell>
          <table:table-cell office:value-type="float" office:value="0.885617551462622" calcext:value-type="float">
            <text:p>0,885617551462622</text:p>
          </table:table-cell>
          <table:table-cell office:value-type="float" office:value="0.810907332316506" calcext:value-type="float">
            <text:p>0,810907332316506</text:p>
          </table:table-cell>
          <table:table-cell office:value-type="float" office:value="0.681954699036416" calcext:value-type="float">
            <text:p>0,681954699036416</text:p>
          </table:table-cell>
          <table:table-cell office:value-type="float" office:value="0.747821512704984" calcext:value-type="float">
            <text:p>0,747821512704984</text:p>
          </table:table-cell>
          <table:table-cell office:value-type="float" office:value="0.940491791728317" calcext:value-type="float">
            <text:p>0,940491791728317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868852887834821" calcext:value-type="float">
            <text:p>0,868852887834821</text:p>
          </table:table-cell>
          <table:table-cell office:value-type="float" office:value="0.929229576244127" calcext:value-type="float">
            <text:p>0,929229576244127</text:p>
          </table:table-cell>
          <table:table-cell office:value-type="float" office:value="0.844178312803671" calcext:value-type="float">
            <text:p>0,844178312803671</text:p>
          </table:table-cell>
          <table:table-cell office:value-type="float" office:value="0.730370715617381" calcext:value-type="float">
            <text:p>0,730370715617381</text:p>
          </table:table-cell>
          <table:table-cell office:value-type="float" office:value="0.773390786051897" calcext:value-type="float">
            <text:p>0,773390786051897</text:p>
          </table:table-cell>
          <table:table-cell office:value-type="float" office:value="0.949957262889673" calcext:value-type="float">
            <text:p>0,949957262889673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903006417410714" calcext:value-type="float">
            <text:p>0,903006417410714</text:p>
          </table:table-cell>
          <table:table-cell office:value-type="float" office:value="0.859783114244449" calcext:value-type="float">
            <text:p>0,859783114244449</text:p>
          </table:table-cell>
          <table:table-cell office:value-type="float" office:value="0.863291139240506" calcext:value-type="float">
            <text:p>0,863291139240506</text:p>
          </table:table-cell>
          <table:table-cell office:value-type="float" office:value="0.759465478841871" calcext:value-type="float">
            <text:p>0,759465478841871</text:p>
          </table:table-cell>
          <table:table-cell office:value-type="float" office:value="0.866827907895062" calcext:value-type="float">
            <text:p>0,866827907895062</text:p>
          </table:table-cell>
          <table:table-cell office:value-type="float" office:value="0.922770969003222" calcext:value-type="float">
            <text:p>0,922770969003222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25092424665179" calcext:value-type="float">
            <text:p>0,925092424665179</text:p>
          </table:table-cell>
          <table:table-cell office:value-type="float" office:value="0.791669544795192" calcext:value-type="float">
            <text:p>0,791669544795192</text:p>
          </table:table-cell>
          <table:table-cell office:value-type="float" office:value="0.842178745292551" calcext:value-type="float">
            <text:p>0,842178745292551</text:p>
          </table:table-cell>
          <table:table-cell office:value-type="float" office:value="0.727382350141212" calcext:value-type="float">
            <text:p>0,727382350141212</text:p>
          </table:table-cell>
          <table:table-cell office:value-type="float" office:value="0.899572230289235" calcext:value-type="float">
            <text:p>0,899572230289235</text:p>
          </table:table-cell>
          <table:table-cell office:value-type="float" office:value="0.932381987960586" calcext:value-type="float">
            <text:p>0,932381987960586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9112548828125" calcext:value-type="float">
            <text:p>0,9112548828125</text:p>
          </table:table-cell>
          <table:table-cell office:value-type="float" office:value="0.892479659341495" calcext:value-type="float">
            <text:p>0,892479659341495</text:p>
          </table:table-cell>
          <table:table-cell office:value-type="float" office:value="0.873722084367246" calcext:value-type="float">
            <text:p>0,873722084367246</text:p>
          </table:table-cell>
          <table:table-cell office:value-type="float" office:value="0.775760646852762" calcext:value-type="float">
            <text:p>0,775760646852762</text:p>
          </table:table-cell>
          <table:table-cell office:value-type="float" office:value="0.855736748730163" calcext:value-type="float">
            <text:p>0,855736748730163</text:p>
          </table:table-cell>
          <table:table-cell office:value-type="float" office:value="0.942317890700426" calcext:value-type="float">
            <text:p>0,942317890700426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71050153459821" calcext:value-type="float">
            <text:p>0,871050153459821</text:p>
          </table:table-cell>
          <table:table-cell office:value-type="float" office:value="0.697939851959211" calcext:value-type="float">
            <text:p>0,697939851959211</text:p>
          </table:table-cell>
          <table:table-cell office:value-type="float" office:value="0.784802758901678" calcext:value-type="float">
            <text:p>0,784802758901678</text:p>
          </table:table-cell>
          <table:table-cell office:value-type="float" office:value="0.645823354727464" calcext:value-type="float">
            <text:p>0,645823354727464</text:p>
          </table:table-cell>
          <table:table-cell office:value-type="float" office:value="0.896360312448064" calcext:value-type="float">
            <text:p>0,896360312448064</text:p>
          </table:table-cell>
          <table:table-cell office:value-type="float" office:value="0.862049809108424" calcext:value-type="float">
            <text:p>0,862049809108424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77362932477679" calcext:value-type="float">
            <text:p>0,877362932477679</text:p>
          </table:table-cell>
          <table:table-cell office:value-type="float" office:value="0.761156420191292" calcext:value-type="float">
            <text:p>0,761156420191292</text:p>
          </table:table-cell>
          <table:table-cell office:value-type="float" office:value="0.799783626813193" calcext:value-type="float">
            <text:p>0,799783626813193</text:p>
          </table:table-cell>
          <table:table-cell office:value-type="float" office:value="0.666366202528643" calcext:value-type="float">
            <text:p>0,666366202528643</text:p>
          </table:table-cell>
          <table:table-cell office:value-type="float" office:value="0.842540939355767" calcext:value-type="float">
            <text:p>0,842540939355767</text:p>
          </table:table-cell>
          <table:table-cell office:value-type="float" office:value="0.891635728861898" calcext:value-type="float">
            <text:p>0,891635728861898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60020228794643" calcext:value-type="float">
            <text:p>0,860020228794643</text:p>
          </table:table-cell>
          <table:table-cell office:value-type="float" office:value="0.641081596307723" calcext:value-type="float">
            <text:p>0,641081596307723</text:p>
          </table:table-cell>
          <table:table-cell office:value-type="float" office:value="0.760994491588507" calcext:value-type="float">
            <text:p>0,760994491588507</text:p>
          </table:table-cell>
          <table:table-cell office:value-type="float" office:value="0.614197827549745" calcext:value-type="float">
            <text:p>0,614197827549745</text:p>
          </table:table-cell>
          <table:table-cell office:value-type="float" office:value="0.93608760942021" calcext:value-type="float">
            <text:p>0,93608760942021</text:p>
          </table:table-cell>
          <table:table-cell office:value-type="float" office:value="0.836253361560908" calcext:value-type="float">
            <text:p>0,836253361560908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874851771763393" calcext:value-type="float">
            <text:p>0,874851771763393</text:p>
          </table:table-cell>
          <table:table-cell office:value-type="float" office:value="0.840867575114956" calcext:value-type="float">
            <text:p>0,840867575114956</text:p>
          </table:table-cell>
          <table:table-cell office:value-type="float" office:value="0.848034388929475" calcext:value-type="float">
            <text:p>0,848034388929475</text:p>
          </table:table-cell>
          <table:table-cell office:value-type="float" office:value="0.736162938181283" calcext:value-type="float">
            <text:p>0,736162938181283</text:p>
          </table:table-cell>
          <table:table-cell office:value-type="float" office:value="0.855324420144377" calcext:value-type="float">
            <text:p>0,855324420144377</text:p>
          </table:table-cell>
          <table:table-cell office:value-type="float" office:value="0.888324050334483" calcext:value-type="float">
            <text:p>0,888324050334483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61720493861607" calcext:value-type="float">
            <text:p>0,861720493861607</text:p>
          </table:table-cell>
          <table:table-cell office:value-type="float" office:value="0.838013685824328" calcext:value-type="float">
            <text:p>0,838013685824328</text:p>
          </table:table-cell>
          <table:table-cell office:value-type="float" office:value="0.849681999563993" calcext:value-type="float">
            <text:p>0,849681999563993</text:p>
          </table:table-cell>
          <table:table-cell office:value-type="float" office:value="0.738649659695786" calcext:value-type="float">
            <text:p>0,738649659695786</text:p>
          </table:table-cell>
          <table:table-cell office:value-type="float" office:value="0.861679835438414" calcext:value-type="float">
            <text:p>0,861679835438414</text:p>
          </table:table-cell>
          <table:table-cell office:value-type="float" office:value="0.86175424039827" calcext:value-type="float">
            <text:p>0,86175424039827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32667759486607" calcext:value-type="float">
            <text:p>0,832667759486607</text:p>
          </table:table-cell>
          <table:table-cell office:value-type="float" office:value="0.835953509471741" calcext:value-type="float">
            <text:p>0,835953509471741</text:p>
          </table:table-cell>
          <table:table-cell office:value-type="float" office:value="0.84777625306375" calcext:value-type="float">
            <text:p>0,84777625306375</text:p>
          </table:table-cell>
          <table:table-cell office:value-type="float" office:value="0.735773980807093" calcext:value-type="float">
            <text:p>0,735773980807093</text:p>
          </table:table-cell>
          <table:table-cell office:value-type="float" office:value="0.859938208032956" calcext:value-type="float">
            <text:p>0,859938208032956</text:p>
          </table:table-cell>
          <table:table-cell office:value-type="float" office:value="0.800414890377588" calcext:value-type="float">
            <text:p>0,800414890377588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32502092633929" calcext:value-type="float">
            <text:p>0,832502092633929</text:p>
          </table:table-cell>
          <table:table-cell office:value-type="float" office:value="0.601410627056126" calcext:value-type="float">
            <text:p>0,601410627056126</text:p>
          </table:table-cell>
          <table:table-cell office:value-type="float" office:value="0.715289305193265" calcext:value-type="float">
            <text:p>0,715289305193265</text:p>
          </table:table-cell>
          <table:table-cell office:value-type="float" office:value="0.556770725179391" calcext:value-type="float">
            <text:p>0,556770725179391</text:p>
          </table:table-cell>
          <table:table-cell office:value-type="float" office:value="0.882367997659792" calcext:value-type="float">
            <text:p>0,882367997659792</text:p>
          </table:table-cell>
          <table:table-cell office:value-type="float" office:value="0.816888023814976" calcext:value-type="float">
            <text:p>0,816888023814976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9678955078125" calcext:value-type="float">
            <text:p>0,89678955078125</text:p>
          </table:table-cell>
          <table:table-cell office:value-type="float" office:value="0.821031696706029" calcext:value-type="float">
            <text:p>0,821031696706029</text:p>
          </table:table-cell>
          <table:table-cell office:value-type="float" office:value="0.848027320931069" calcext:value-type="float">
            <text:p>0,848027320931069</text:p>
          </table:table-cell>
          <table:table-cell office:value-type="float" office:value="0.736152285848026" calcext:value-type="float">
            <text:p>0,736152285848026</text:p>
          </table:table-cell>
          <table:table-cell office:value-type="float" office:value="0.876858538657604" calcext:value-type="float">
            <text:p>0,876858538657604</text:p>
          </table:table-cell>
          <table:table-cell office:value-type="float" office:value="0.906535625259659" calcext:value-type="float">
            <text:p>0,906535625259659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829511369977679" calcext:value-type="float">
            <text:p>0,829511369977679</text:p>
          </table:table-cell>
          <table:table-cell office:value-type="float" office:value="0.640819025692522" calcext:value-type="float">
            <text:p>0,640819025692522</text:p>
          </table:table-cell>
          <table:table-cell office:value-type="float" office:value="0.727980968545235" calcext:value-type="float">
            <text:p>0,727980968545235</text:p>
          </table:table-cell>
          <table:table-cell office:value-type="float" office:value="0.572303519478531" calcext:value-type="float">
            <text:p>0,572303519478531</text:p>
          </table:table-cell>
          <table:table-cell office:value-type="float" office:value="0.842586628880587" calcext:value-type="float">
            <text:p>0,842586628880587</text:p>
          </table:table-cell>
          <table:table-cell office:value-type="float" office:value="0.824656846334115" calcext:value-type="float">
            <text:p>0,824656846334115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5791015625" calcext:value-type="float">
            <text:p>0,85791015625</text:p>
          </table:table-cell>
          <table:table-cell office:value-type="float" office:value="0.654853990525874" calcext:value-type="float">
            <text:p>0,654853990525874</text:p>
          </table:table-cell>
          <table:table-cell office:value-type="float" office:value="0.728309436478826" calcext:value-type="float">
            <text:p>0,728309436478826</text:p>
          </table:table-cell>
          <table:table-cell office:value-type="float" office:value="0.572709633436468" calcext:value-type="float">
            <text:p>0,572709633436468</text:p>
          </table:table-cell>
          <table:table-cell office:value-type="float" office:value="0.820325997145647" calcext:value-type="float">
            <text:p>0,820325997145647</text:p>
          </table:table-cell>
          <table:table-cell office:value-type="float" office:value="0.869273920646817" calcext:value-type="float">
            <text:p>0,869273920646817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68294852120536" calcext:value-type="float">
            <text:p>0,868294852120536</text:p>
          </table:table-cell>
          <table:table-cell office:value-type="float" office:value="0.596964912845958" calcext:value-type="float">
            <text:p>0,596964912845958</text:p>
          </table:table-cell>
          <table:table-cell office:value-type="float" office:value="0.71041582791741" calcext:value-type="float">
            <text:p>0,71041582791741</text:p>
          </table:table-cell>
          <table:table-cell office:value-type="float" office:value="0.550887521184551" calcext:value-type="float">
            <text:p>0,550887521184551</text:p>
          </table:table-cell>
          <table:table-cell office:value-type="float" office:value="0.877106608596857" calcext:value-type="float">
            <text:p>0,877106608596857</text:p>
          </table:table-cell>
          <table:table-cell office:value-type="float" office:value="0.866305416613227" calcext:value-type="float">
            <text:p>0,866305416613227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34019252232143" calcext:value-type="float">
            <text:p>0,834019252232143</text:p>
          </table:table-cell>
          <table:table-cell office:value-type="float" office:value="0.55768033212247" calcext:value-type="float">
            <text:p>0,55768033212247</text:p>
          </table:table-cell>
          <table:table-cell office:value-type="float" office:value="0.693076650220889" calcext:value-type="float">
            <text:p>0,693076650220889</text:p>
          </table:table-cell>
          <table:table-cell office:value-type="float" office:value="0.530311628710306" calcext:value-type="float">
            <text:p>0,530311628710306</text:p>
          </table:table-cell>
          <table:table-cell office:value-type="float" office:value="0.915296823098544" calcext:value-type="float">
            <text:p>0,915296823098544</text:p>
          </table:table-cell>
          <table:table-cell office:value-type="float" office:value="0.813093436835296" calcext:value-type="float">
            <text:p>0,81309343683529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6" table:formula="of:=AVERAGE([.C2:.C25])" office:value-type="float" office:value="0.873716445196243" calcext:value-type="float">
            <text:p>0,873716445196243</text:p>
          </table:table-cell>
          <table:table-cell table:style-name="ce6" table:formula="of:=AVERAGE([.D2:.D25])" office:value-type="float" office:value="0.788125636087198" calcext:value-type="float">
            <text:p>0,788125636087198</text:p>
          </table:table-cell>
          <table:table-cell table:style-name="ce6" table:formula="of:=AVERAGE([.E2:.E25])" office:value-type="float" office:value="0.812750403899215" calcext:value-type="float">
            <text:p>0,812750403899215</text:p>
          </table:table-cell>
          <table:table-cell table:style-name="ce6" table:formula="of:=AVERAGE([.F2:.F25])" office:value-type="float" office:value="0.688304183400073" calcext:value-type="float">
            <text:p>0,688304183400073</text:p>
          </table:table-cell>
          <table:table-cell table:style-name="ce6" table:formula="of:=AVERAGE([.G2:.G25])" office:value-type="float" office:value="0.853051045636378" calcext:value-type="float">
            <text:p>0,853051045636378</text:p>
          </table:table-cell>
          <table:table-cell table:style-name="ce6" table:formula="of:=AVERAGE([.H2:.H25])" office:value-type="float" office:value="0.887201267500124" calcext:value-type="float">
            <text:p>0,887201267500124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900721958705357" calcext:value-type="float">
            <text:p>0,900721958705357</text:p>
          </table:table-cell>
          <table:table-cell table:formula="of:=AVERAGE([.D8:.D13])" office:value-type="float" office:value="0.865961350836221" calcext:value-type="float">
            <text:p>0,865961350836221</text:p>
          </table:table-cell>
          <table:table-cell table:formula="of:=AVERAGE([.E8:.E13])" office:value-type="float" office:value="0.842955068505588" calcext:value-type="float">
            <text:p>0,842955068505588</text:p>
          </table:table-cell>
          <table:table-cell table:formula="of:=AVERAGE([.F8:.F13])" office:value-type="float" office:value="0.729137198230438" calcext:value-type="float">
            <text:p>0,729137198230438</text:p>
          </table:table-cell>
          <table:table-cell table:formula="of:=AVERAGE([.G8:.G13])" office:value-type="float" office:value="0.825616159957727" calcext:value-type="float">
            <text:p>0,825616159957727</text:p>
          </table:table-cell>
          <table:table-cell table:formula="of:=AVERAGE([.H8:.H13])" office:value-type="float" office:value="0.941241983669884" calcext:value-type="float">
            <text:p>0,94124198366988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78027053106399" calcext:value-type="float">
            <text:p>0,878027053106399</text:p>
          </table:table-cell>
          <table:table-cell table:formula="of:=AVERAGE([.D2:.D7])" office:value-type="float" office:value="0.871912322876199" calcext:value-type="float">
            <text:p>0,871912322876199</text:p>
          </table:table-cell>
          <table:table-cell table:formula="of:=AVERAGE([.E2:.E7])" office:value-type="float" office:value="0.855684375733389" calcext:value-type="float">
            <text:p>0,855684375733389</text:p>
          </table:table-cell>
          <table:table-cell table:formula="of:=AVERAGE([.F2:.F7])" office:value-type="float" office:value="0.748061322481974" calcext:value-type="float">
            <text:p>0,748061322481974</text:p>
          </table:table-cell>
          <table:table-cell table:formula="of:=AVERAGE([.G2:.G7])" office:value-type="float" office:value="0.842175702774646" calcext:value-type="float">
            <text:p>0,842175702774646</text:p>
          </table:table-cell>
          <table:table-cell table:formula="of:=AVERAGE([.H2:.H7])" office:value-type="float" office:value="0.901365527973005" calcext:value-type="float">
            <text:p>0,90136552797300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62945556640625" calcext:value-type="float">
            <text:p>0,862945556640625</text:p>
          </table:table-cell>
          <table:table-cell table:formula="of:=AVERAGE([.D14:.D19])" office:value-type="float" office:value="0.769168773144875" calcext:value-type="float">
            <text:p>0,769168773144875</text:p>
          </table:table-cell>
          <table:table-cell table:formula="of:=AVERAGE([.E14:.E19])" office:value-type="float" office:value="0.815178919810099" calcext:value-type="float">
            <text:p>0,815178919810099</text:p>
          </table:table-cell>
          <table:table-cell table:formula="of:=AVERAGE([.F14:.F19])" office:value-type="float" office:value="0.689495660581669" calcext:value-type="float">
            <text:p>0,689495660581669</text:p>
          </table:table-cell>
          <table:table-cell table:formula="of:=AVERAGE([.G14:.G19])" office:value-type="float" office:value="0.875321887473298" calcext:value-type="float">
            <text:p>0,875321887473298</text:p>
          </table:table-cell>
          <table:table-cell table:formula="of:=AVERAGE([.H14:.H19])" office:value-type="float" office:value="0.856738680106929" calcext:value-type="float">
            <text:p>0,85673868010692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53171212332589" calcext:value-type="float">
            <text:p>0,853171212332589</text:p>
          </table:table-cell>
          <table:table-cell table:formula="of:=AVERAGE([.D20:.D25])" office:value-type="float" office:value="0.645460097491497" calcext:value-type="float">
            <text:p>0,645460097491497</text:p>
          </table:table-cell>
          <table:table-cell table:formula="of:=AVERAGE([.E20:.E25])" office:value-type="float" office:value="0.737183251547782" calcext:value-type="float">
            <text:p>0,737183251547782</text:p>
          </table:table-cell>
          <table:table-cell table:formula="of:=AVERAGE([.F20:.F25])" office:value-type="float" office:value="0.586522552306212" calcext:value-type="float">
            <text:p>0,586522552306212</text:p>
          </table:table-cell>
          <table:table-cell table:formula="of:=AVERAGE([.G20:.G25])" office:value-type="float" office:value="0.869090432339839" calcext:value-type="float">
            <text:p>0,869090432339839</text:p>
          </table:table-cell>
          <table:table-cell table:formula="of:=AVERAGE([.H20:.H25])" office:value-type="float" office:value="0.849458878250682" calcext:value-type="float">
            <text:p>0,849458878250682</text:p>
          </table:table-cell>
        </table:table-row>
      </table:table>
      <table:table table:name="1-unet_based (basic)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" table:default-cell-style-name="Default"/>
        <table:table-row table:style-name="ro1"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Displasia type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f1/dice</text:p>
          </table:table-cell>
          <table:table-cell table:style-name="ce4" office:value-type="string" calcext:value-type="string">
            <text:p>jaccard</text:p>
          </table:table-cell>
          <table:table-cell table:style-name="ce4" office:value-type="string" calcext:value-type="string">
            <text:p>sensitivity/recall</text:p>
          </table:table-cell>
          <table:table-cell table:style-name="ce4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6" table:formula="of:=AVERAGE([.C2:.C25])" office:value-type="string" office:string-value="" calcext:value-type="error">
            <text:p>#DIV/0!</text:p>
          </table:table-cell>
          <table:table-cell table:style-name="ce6" table:formula="of:=AVERAGE([.D2:.D25])" office:value-type="string" office:string-value="" calcext:value-type="error">
            <text:p>#DIV/0!</text:p>
          </table:table-cell>
          <table:table-cell table:style-name="ce6" table:formula="of:=AVERAGE([.E2:.E25])" office:value-type="string" office:string-value="" calcext:value-type="error">
            <text:p>#DIV/0!</text:p>
          </table:table-cell>
          <table:table-cell table:style-name="ce6" table:formula="of:=AVERAGE([.F2:.F25])" office:value-type="string" office:string-value="" calcext:value-type="error">
            <text:p>#DIV/0!</text:p>
          </table:table-cell>
          <table:table-cell table:style-name="ce6" table:formula="of:=AVERAGE([.G2:.G25])" office:value-type="string" office:string-value="" calcext:value-type="error">
            <text:p>#DIV/0!</text:p>
          </table:table-cell>
          <table:table-cell table:style-name="ce6" table:formula="of:=AVERAGE([.H2:.H2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string" office:string-value="" calcext:value-type="error">
            <text:p>#DIV/0!</text:p>
          </table:table-cell>
          <table:table-cell table:formula="of:=AVERAGE([.D8:.D13])" office:value-type="string" office:string-value="" calcext:value-type="error">
            <text:p>#DIV/0!</text:p>
          </table:table-cell>
          <table:table-cell table:formula="of:=AVERAGE([.E8:.E13])" office:value-type="string" office:string-value="" calcext:value-type="error">
            <text:p>#DIV/0!</text:p>
          </table:table-cell>
          <table:table-cell table:formula="of:=AVERAGE([.F8:.F13])" office:value-type="string" office:string-value="" calcext:value-type="error">
            <text:p>#DIV/0!</text:p>
          </table:table-cell>
          <table:table-cell table:formula="of:=AVERAGE([.G8:.G13])" office:value-type="string" office:string-value="" calcext:value-type="error">
            <text:p>#DIV/0!</text:p>
          </table:table-cell>
          <table:table-cell table:formula="of:=AVERAGE([.H8:.H1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string" office:string-value="" calcext:value-type="error">
            <text:p>#DIV/0!</text:p>
          </table:table-cell>
          <table:table-cell table:formula="of:=AVERAGE([.D2:.D7])" office:value-type="string" office:string-value="" calcext:value-type="error">
            <text:p>#DIV/0!</text:p>
          </table:table-cell>
          <table:table-cell table:formula="of:=AVERAGE([.E2:.E7])" office:value-type="string" office:string-value="" calcext:value-type="error">
            <text:p>#DIV/0!</text:p>
          </table:table-cell>
          <table:table-cell table:formula="of:=AVERAGE([.F2:.F7])" office:value-type="string" office:string-value="" calcext:value-type="error">
            <text:p>#DIV/0!</text:p>
          </table:table-cell>
          <table:table-cell table:formula="of:=AVERAGE([.G2:.G7])" office:value-type="string" office:string-value="" calcext:value-type="error">
            <text:p>#DIV/0!</text:p>
          </table:table-cell>
          <table:table-cell table:formula="of:=AVERAGE([.H2:.H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string" office:string-value="" calcext:value-type="error">
            <text:p>#DIV/0!</text:p>
          </table:table-cell>
          <table:table-cell table:formula="of:=AVERAGE([.D14:.D19])" office:value-type="string" office:string-value="" calcext:value-type="error">
            <text:p>#DIV/0!</text:p>
          </table:table-cell>
          <table:table-cell table:formula="of:=AVERAGE([.E14:.E19])" office:value-type="string" office:string-value="" calcext:value-type="error">
            <text:p>#DIV/0!</text:p>
          </table:table-cell>
          <table:table-cell table:formula="of:=AVERAGE([.F14:.F19])" office:value-type="string" office:string-value="" calcext:value-type="error">
            <text:p>#DIV/0!</text:p>
          </table:table-cell>
          <table:table-cell table:formula="of:=AVERAGE([.G14:.G19])" office:value-type="string" office:string-value="" calcext:value-type="error">
            <text:p>#DIV/0!</text:p>
          </table:table-cell>
          <table:table-cell table:formula="of:=AVERAGE([.H14:.H1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string" office:string-value="" calcext:value-type="error">
            <text:p>#DIV/0!</text:p>
          </table:table-cell>
          <table:table-cell table:formula="of:=AVERAGE([.D20:.D25])" office:value-type="string" office:string-value="" calcext:value-type="error">
            <text:p>#DIV/0!</text:p>
          </table:table-cell>
          <table:table-cell table:formula="of:=AVERAGE([.E20:.E25])" office:value-type="string" office:string-value="" calcext:value-type="error">
            <text:p>#DIV/0!</text:p>
          </table:table-cell>
          <table:table-cell table:formula="of:=AVERAGE([.F20:.F25])" office:value-type="string" office:string-value="" calcext:value-type="error">
            <text:p>#DIV/0!</text:p>
          </table:table-cell>
          <table:table-cell table:formula="of:=AVERAGE([.G20:.G25])" office:value-type="string" office:string-value="" calcext:value-type="error">
            <text:p>#DIV/0!</text:p>
          </table:table-cell>
          <table:table-cell table:formula="of:=AVERAGE([.H20:.H25])" office:value-type="string" office:string-value="" calcext:value-type="error">
            <text:p>#DIV/0!</text:p>
          </table:table-cell>
        </table:table-row>
      </table:table>
      <table:table table:name="2-de_oliveira_et_al_(2013)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" table:default-cell-style-name="Default"/>
        <table:table-row table:style-name="ro1"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Displasia type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f1/dice</text:p>
          </table:table-cell>
          <table:table-cell table:style-name="ce4" office:value-type="string" calcext:value-type="string">
            <text:p>jaccard</text:p>
          </table:table-cell>
          <table:table-cell table:style-name="ce4" office:value-type="string" calcext:value-type="string">
            <text:p>sensitivity/recall</text:p>
          </table:table-cell>
          <table:table-cell table:style-name="ce4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742152622767857" calcext:value-type="float">
            <text:p>0,742152622767857</text:p>
          </table:table-cell>
          <table:table-cell office:value-type="float" office:value="0.833966491330606" calcext:value-type="float">
            <text:p>0,833966491330606</text:p>
          </table:table-cell>
          <table:table-cell office:value-type="float" office:value="0.536619762449466" calcext:value-type="float">
            <text:p>0,536619762449466</text:p>
          </table:table-cell>
          <table:table-cell office:value-type="float" office:value="0.366698790020345" calcext:value-type="float">
            <text:p>0,366698790020345</text:p>
          </table:table-cell>
          <table:table-cell office:value-type="float" office:value="0.395578247008271" calcext:value-type="float">
            <text:p>0,395578247008271</text:p>
          </table:table-cell>
          <table:table-cell office:value-type="float" office:value="0.952256239321027" calcext:value-type="float">
            <text:p>0,952256239321027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761056082589286" calcext:value-type="float">
            <text:p>0,761056082589286</text:p>
          </table:table-cell>
          <table:table-cell office:value-type="float" office:value="0.865177641476681" calcext:value-type="float">
            <text:p>0,865177641476681</text:p>
          </table:table-cell>
          <table:table-cell office:value-type="float" office:value="0.685777186625694" calcext:value-type="float">
            <text:p>0,685777186625694</text:p>
          </table:table-cell>
          <table:table-cell office:value-type="float" office:value="0.5218119634257" calcext:value-type="float">
            <text:p>0,5218119634257</text:p>
          </table:table-cell>
          <table:table-cell office:value-type="float" office:value="0.567998784379274" calcext:value-type="float">
            <text:p>0,567998784379274</text:p>
          </table:table-cell>
          <table:table-cell office:value-type="float" office:value="0.92488716956802" calcext:value-type="float">
            <text:p>0,92488716956802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743739536830357" calcext:value-type="float">
            <text:p>0,743739536830357</text:p>
          </table:table-cell>
          <table:table-cell office:value-type="float" office:value="0.773796739236552" calcext:value-type="float">
            <text:p>0,773796739236552</text:p>
          </table:table-cell>
          <table:table-cell office:value-type="float" office:value="0.518938029921105" calcext:value-type="float">
            <text:p>0,518938029921105</text:p>
          </table:table-cell>
          <table:table-cell office:value-type="float" office:value="0.350382388046505" calcext:value-type="float">
            <text:p>0,350382388046505</text:p>
          </table:table-cell>
          <table:table-cell office:value-type="float" office:value="0.390366430260047" calcext:value-type="float">
            <text:p>0,390366430260047</text:p>
          </table:table-cell>
          <table:table-cell office:value-type="float" office:value="0.937446004319654" calcext:value-type="float">
            <text:p>0,937446004319654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748334612165179" calcext:value-type="float">
            <text:p>0,748334612165179</text:p>
          </table:table-cell>
          <table:table-cell office:value-type="float" office:value="0.869851729818781" calcext:value-type="float">
            <text:p>0,869851729818781</text:p>
          </table:table-cell>
          <table:table-cell office:value-type="float" office:value="0.605777504609711" calcext:value-type="float">
            <text:p>0,605777504609711</text:p>
          </table:table-cell>
          <table:table-cell office:value-type="float" office:value="0.434491271380709" calcext:value-type="float">
            <text:p>0,434491271380709</text:p>
          </table:table-cell>
          <table:table-cell office:value-type="float" office:value="0.464701074998428" calcext:value-type="float">
            <text:p>0,464701074998428</text:p>
          </table:table-cell>
          <table:table-cell office:value-type="float" office:value="0.950453208296624" calcext:value-type="float">
            <text:p>0,950453208296624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766714913504464" calcext:value-type="float">
            <text:p>0,766714913504464</text:p>
          </table:table-cell>
          <table:table-cell office:value-type="float" office:value="0.891576983785335" calcext:value-type="float">
            <text:p>0,891576983785335</text:p>
          </table:table-cell>
          <table:table-cell office:value-type="float" office:value="0.699006626241717" calcext:value-type="float">
            <text:p>0,699006626241717</text:p>
          </table:table-cell>
          <table:table-cell office:value-type="float" office:value="0.537286845837225" calcext:value-type="float">
            <text:p>0,537286845837225</text:p>
          </table:table-cell>
          <table:table-cell office:value-type="float" office:value="0.574846421434387" calcext:value-type="float">
            <text:p>0,574846421434387</text:p>
          </table:table-cell>
          <table:table-cell office:value-type="float" office:value="0.937701998548908" calcext:value-type="float">
            <text:p>0,937701998548908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797110421316964" calcext:value-type="float">
            <text:p>0,797110421316964</text:p>
          </table:table-cell>
          <table:table-cell office:value-type="float" office:value="0.892991597895734" calcext:value-type="float">
            <text:p>0,892991597895734</text:p>
          </table:table-cell>
          <table:table-cell office:value-type="float" office:value="0.754812808868002" calcext:value-type="float">
            <text:p>0,754812808868002</text:p>
          </table:table-cell>
          <table:table-cell office:value-type="float" office:value="0.606184206072504" calcext:value-type="float">
            <text:p>0,606184206072504</text:p>
          </table:table-cell>
          <table:table-cell office:value-type="float" office:value="0.653666459831368" calcext:value-type="float">
            <text:p>0,653666459831368</text:p>
          </table:table-cell>
          <table:table-cell office:value-type="float" office:value="0.928340067452499" calcext:value-type="float">
            <text:p>0,928340067452499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797563825334821" calcext:value-type="float">
            <text:p>0,797563825334821</text:p>
          </table:table-cell>
          <table:table-cell office:value-type="float" office:value="0.505052665347805" calcext:value-type="float">
            <text:p>0,505052665347805</text:p>
          </table:table-cell>
          <table:table-cell office:value-type="float" office:value="0.448645182740032" calcext:value-type="float">
            <text:p>0,448645182740032</text:p>
          </table:table-cell>
          <table:table-cell office:value-type="float" office:value="0.289195726050883" calcext:value-type="float">
            <text:p>0,289195726050883</text:p>
          </table:table-cell>
          <table:table-cell office:value-type="float" office:value="0.403571733743485" calcext:value-type="float">
            <text:p>0,403571733743485</text:p>
          </table:table-cell>
          <table:table-cell office:value-type="float" office:value="0.898588987971342" calcext:value-type="float">
            <text:p>0,898588987971342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825273786272321" calcext:value-type="float">
            <text:p>0,825273786272321</text:p>
          </table:table-cell>
          <table:table-cell office:value-type="float" office:value="0.90098875795747" calcext:value-type="float">
            <text:p>0,90098875795747</text:p>
          </table:table-cell>
          <table:table-cell office:value-type="float" office:value="0.72644870657293" calcext:value-type="float">
            <text:p>0,72644870657293</text:p>
          </table:table-cell>
          <table:table-cell office:value-type="float" office:value="0.570411816408343" calcext:value-type="float">
            <text:p>0,570411816408343</text:p>
          </table:table-cell>
          <table:table-cell office:value-type="float" office:value="0.60855842462777" calcext:value-type="float">
            <text:p>0,60855842462777</text:p>
          </table:table-cell>
          <table:table-cell office:value-type="float" office:value="0.958796589868245" calcext:value-type="float">
            <text:p>0,958796589868245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749354771205357" calcext:value-type="float">
            <text:p>0,749354771205357</text:p>
          </table:table-cell>
          <table:table-cell office:value-type="float" office:value="0.875639536708622" calcext:value-type="float">
            <text:p>0,875639536708622</text:p>
          </table:table-cell>
          <table:table-cell office:value-type="float" office:value="0.659971611071682" calcext:value-type="float">
            <text:p>0,659971611071682</text:p>
          </table:table-cell>
          <table:table-cell office:value-type="float" office:value="0.492505693554367" calcext:value-type="float">
            <text:p>0,492505693554367</text:p>
          </table:table-cell>
          <table:table-cell office:value-type="float" office:value="0.529545756534614" calcext:value-type="float">
            <text:p>0,529545756534614</text:p>
          </table:table-cell>
          <table:table-cell office:value-type="float" office:value="0.93610398825939" calcext:value-type="float">
            <text:p>0,93610398825939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829345703125" calcext:value-type="float">
            <text:p>0,829345703125</text:p>
          </table:table-cell>
          <table:table-cell office:value-type="float" office:value="0.916756197524969" calcext:value-type="float">
            <text:p>0,916756197524969</text:p>
          </table:table-cell>
          <table:table-cell office:value-type="float" office:value="0.701873571972582" calcext:value-type="float">
            <text:p>0,701873571972582</text:p>
          </table:table-cell>
          <table:table-cell office:value-type="float" office:value="0.540681983525381" calcext:value-type="float">
            <text:p>0,540681983525381</text:p>
          </table:table-cell>
          <table:table-cell office:value-type="float" office:value="0.568597448110763" calcext:value-type="float">
            <text:p>0,568597448110763</text:p>
          </table:table-cell>
          <table:table-cell office:value-type="float" office:value="0.971794145802154" calcext:value-type="float">
            <text:p>0,971794145802154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712716238839286" calcext:value-type="float">
            <text:p>0,712716238839286</text:p>
          </table:table-cell>
          <table:table-cell office:value-type="float" office:value="0.39944517762396" calcext:value-type="float">
            <text:p>0,39944517762396</text:p>
          </table:table-cell>
          <table:table-cell office:value-type="float" office:value="0.473758185593356" calcext:value-type="float">
            <text:p>0,473758185593356</text:p>
          </table:table-cell>
          <table:table-cell office:value-type="float" office:value="0.310408338391343" calcext:value-type="float">
            <text:p>0,310408338391343</text:p>
          </table:table-cell>
          <table:table-cell office:value-type="float" office:value="0.582041521133393" calcext:value-type="float">
            <text:p>0,582041521133393</text:p>
          </table:table-cell>
          <table:table-cell office:value-type="float" office:value="0.750042037059872" calcext:value-type="float">
            <text:p>0,750042037059872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827985491071429" calcext:value-type="float">
            <text:p>0,827985491071429</text:p>
          </table:table-cell>
          <table:table-cell office:value-type="float" office:value="0.880890564427215" calcext:value-type="float">
            <text:p>0,880890564427215</text:p>
          </table:table-cell>
          <table:table-cell office:value-type="float" office:value="0.715176715176715" calcext:value-type="float">
            <text:p>0,715176715176715</text:p>
          </table:table-cell>
          <table:table-cell office:value-type="float" office:value="0.55663430420712" calcext:value-type="float">
            <text:p>0,55663430420712</text:p>
          </table:table-cell>
          <table:table-cell office:value-type="float" office:value="0.601939388047731" calcext:value-type="float">
            <text:p>0,601939388047731</text:p>
          </table:table-cell>
          <table:table-cell office:value-type="float" office:value="0.954460776981548" calcext:value-type="float">
            <text:p>0,954460776981548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33574567522321" calcext:value-type="float">
            <text:p>0,833574567522321</text:p>
          </table:table-cell>
          <table:table-cell office:value-type="float" office:value="0.674162285424717" calcext:value-type="float">
            <text:p>0,674162285424717</text:p>
          </table:table-cell>
          <table:table-cell office:value-type="float" office:value="0.690442595565935" calcext:value-type="float">
            <text:p>0,690442595565935</text:p>
          </table:table-cell>
          <table:table-cell office:value-type="float" office:value="0.527233547172615" calcext:value-type="float">
            <text:p>0,527233547172615</text:p>
          </table:table-cell>
          <table:table-cell office:value-type="float" office:value="0.707528668771813" calcext:value-type="float">
            <text:p>0,707528668771813</text:p>
          </table:table-cell>
          <table:table-cell office:value-type="float" office:value="0.878396747160266" calcext:value-type="float">
            <text:p>0,878396747160266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794747488839286" calcext:value-type="float">
            <text:p>0,794747488839286</text:p>
          </table:table-cell>
          <table:table-cell office:value-type="float" office:value="0.670209071334306" calcext:value-type="float">
            <text:p>0,670209071334306</text:p>
          </table:table-cell>
          <table:table-cell office:value-type="float" office:value="0.621153598558002" calcext:value-type="float">
            <text:p>0,621153598558002</text:p>
          </table:table-cell>
          <table:table-cell office:value-type="float" office:value="0.450487884588449" calcext:value-type="float">
            <text:p>0,450487884588449</text:p>
          </table:table-cell>
          <table:table-cell office:value-type="float" office:value="0.578789514726171" calcext:value-type="float">
            <text:p>0,578789514726171</text:p>
          </table:table-cell>
          <table:table-cell office:value-type="float" office:value="0.883264081823323" calcext:value-type="float">
            <text:p>0,883264081823323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05341448102679" calcext:value-type="float">
            <text:p>0,805341448102679</text:p>
          </table:table-cell>
          <table:table-cell office:value-type="float" office:value="0.580701640619934" calcext:value-type="float">
            <text:p>0,580701640619934</text:p>
          </table:table-cell>
          <table:table-cell office:value-type="float" office:value="0.616046091667383" calcext:value-type="float">
            <text:p>0,616046091667383</text:p>
          </table:table-cell>
          <table:table-cell office:value-type="float" office:value="0.445134832856965" calcext:value-type="float">
            <text:p>0,445134832856965</text:p>
          </table:table-cell>
          <table:table-cell office:value-type="float" office:value="0.655971871222943" calcext:value-type="float">
            <text:p>0,655971871222943</text:p>
          </table:table-cell>
          <table:table-cell office:value-type="float" office:value="0.852011214739372" calcext:value-type="float">
            <text:p>0,852011214739372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776820591517857" calcext:value-type="float">
            <text:p>0,776820591517857</text:p>
          </table:table-cell>
          <table:table-cell office:value-type="float" office:value="0.871499579949594" calcext:value-type="float">
            <text:p>0,871499579949594</text:p>
          </table:table-cell>
          <table:table-cell office:value-type="float" office:value="0.660485475527258" calcext:value-type="float">
            <text:p>0,660485475527258</text:p>
          </table:table-cell>
          <table:table-cell office:value-type="float" office:value="0.493078248470085" calcext:value-type="float">
            <text:p>0,493078248470085</text:p>
          </table:table-cell>
          <table:table-cell office:value-type="float" office:value="0.531737217547307" calcext:value-type="float">
            <text:p>0,531737217547307</text:p>
          </table:table-cell>
          <table:table-cell office:value-type="float" office:value="0.945908113046297" calcext:value-type="float">
            <text:p>0,945908113046297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15717424665179" calcext:value-type="float">
            <text:p>0,815717424665179</text:p>
          </table:table-cell>
          <table:table-cell office:value-type="float" office:value="0.832421959095802" calcext:value-type="float">
            <text:p>0,832421959095802</text:p>
          </table:table-cell>
          <table:table-cell office:value-type="float" office:value="0.78535956208679" calcext:value-type="float">
            <text:p>0,78535956208679</text:p>
          </table:table-cell>
          <table:table-cell office:value-type="float" office:value="0.646577816424475" calcext:value-type="float">
            <text:p>0,646577816424475</text:p>
          </table:table-cell>
          <table:table-cell office:value-type="float" office:value="0.743333910067862" calcext:value-type="float">
            <text:p>0,743333910067862</text:p>
          </table:table-cell>
          <table:table-cell office:value-type="float" office:value="0.875795822629286" calcext:value-type="float">
            <text:p>0,875795822629286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07564871651786" calcext:value-type="float">
            <text:p>0,807564871651786</text:p>
          </table:table-cell>
          <table:table-cell office:value-type="float" office:value="0.898746268656716" calcext:value-type="float">
            <text:p>0,898746268656716</text:p>
          </table:table-cell>
          <table:table-cell office:value-type="float" office:value="0.803637204832998" calcext:value-type="float">
            <text:p>0,803637204832998</text:p>
          </table:table-cell>
          <table:table-cell office:value-type="float" office:value="0.671733698238934" calcext:value-type="float">
            <text:p>0,671733698238934</text:p>
          </table:table-cell>
          <table:table-cell office:value-type="float" office:value="0.726731462409887" calcext:value-type="float">
            <text:p>0,726731462409887</text:p>
          </table:table-cell>
          <table:table-cell office:value-type="float" office:value="0.903166869671133" calcext:value-type="float">
            <text:p>0,903166869671133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799700055803571" calcext:value-type="float">
            <text:p>0,799700055803571</text:p>
          </table:table-cell>
          <table:table-cell office:value-type="float" office:value="0.561377917414722" calcext:value-type="float">
            <text:p>0,561377917414722</text:p>
          </table:table-cell>
          <table:table-cell office:value-type="float" office:value="0.635341926471522" calcext:value-type="float">
            <text:p>0,635341926471522</text:p>
          </table:table-cell>
          <table:table-cell office:value-type="float" office:value="0.465568583659036" calcext:value-type="float">
            <text:p>0,465568583659036</text:p>
          </table:table-cell>
          <table:table-cell office:value-type="float" office:value="0.731753693140266" calcext:value-type="float">
            <text:p>0,731753693140266</text:p>
          </table:table-cell>
          <table:table-cell office:value-type="float" office:value="0.820975498053584" calcext:value-type="float">
            <text:p>0,820975498053584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7396240234375" calcext:value-type="float">
            <text:p>0,87396240234375</text:p>
          </table:table-cell>
          <table:table-cell office:value-type="float" office:value="0.845835195946953" calcext:value-type="float">
            <text:p>0,845835195946953</text:p>
          </table:table-cell>
          <table:table-cell office:value-type="float" office:value="0.797034499220714" calcext:value-type="float">
            <text:p>0,797034499220714</text:p>
          </table:table-cell>
          <table:table-cell office:value-type="float" office:value="0.662558068959077" calcext:value-type="float">
            <text:p>0,662558068959077</text:p>
          </table:table-cell>
          <table:table-cell office:value-type="float" office:value="0.753557774001699" calcext:value-type="float">
            <text:p>0,753557774001699</text:p>
          </table:table-cell>
          <table:table-cell office:value-type="float" office:value="0.932839115081014" calcext:value-type="float">
            <text:p>0,932839115081014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696533203125" calcext:value-type="float">
            <text:p>0,7696533203125</text:p>
          </table:table-cell>
          <table:table-cell office:value-type="float" office:value="0.555069639207111" calcext:value-type="float">
            <text:p>0,555069639207111</text:p>
          </table:table-cell>
          <table:table-cell office:value-type="float" office:value="0.638733145529634" calcext:value-type="float">
            <text:p>0,638733145529634</text:p>
          </table:table-cell>
          <table:table-cell office:value-type="float" office:value="0.469219641565539" calcext:value-type="float">
            <text:p>0,469219641565539</text:p>
          </table:table-cell>
          <table:table-cell office:value-type="float" office:value="0.752093262913822" calcext:value-type="float">
            <text:p>0,752093262913822</text:p>
          </table:table-cell>
          <table:table-cell office:value-type="float" office:value="0.776172939882347" calcext:value-type="float">
            <text:p>0,776172939882347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38492257254464" calcext:value-type="float">
            <text:p>0,838492257254464</text:p>
          </table:table-cell>
          <table:table-cell office:value-type="float" office:value="0.65531914893617" calcext:value-type="float">
            <text:p>0,65531914893617</text:p>
          </table:table-cell>
          <table:table-cell office:value-type="float" office:value="0.648593272751418" calcext:value-type="float">
            <text:p>0,648593272751418</text:p>
          </table:table-cell>
          <table:table-cell office:value-type="float" office:value="0.479939354802482" calcext:value-type="float">
            <text:p>0,479939354802482</text:p>
          </table:table-cell>
          <table:table-cell office:value-type="float" office:value="0.642004056185683" calcext:value-type="float">
            <text:p>0,642004056185683</text:p>
          </table:table-cell>
          <table:table-cell office:value-type="float" office:value="0.897901478503781" calcext:value-type="float">
            <text:p>0,897901478503781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768310546875" calcext:value-type="float">
            <text:p>0,768310546875</text:p>
          </table:table-cell>
          <table:table-cell office:value-type="float" office:value="0.435769865597736" calcext:value-type="float">
            <text:p>0,435769865597736</text:p>
          </table:table-cell>
          <table:table-cell office:value-type="float" office:value="0.581767242736173" calcext:value-type="float">
            <text:p>0,581767242736173</text:p>
          </table:table-cell>
          <table:table-cell office:value-type="float" office:value="0.410205757663197" calcext:value-type="float">
            <text:p>0,410205757663197</text:p>
          </table:table-cell>
          <table:table-cell office:value-type="float" office:value="0.874881651202424" calcext:value-type="float">
            <text:p>0,874881651202424</text:p>
          </table:table-cell>
          <table:table-cell office:value-type="float" office:value="0.7442499251849" calcext:value-type="float">
            <text:p>0,7442499251849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06815011160714" calcext:value-type="float">
            <text:p>0,806815011160714</text:p>
          </table:table-cell>
          <table:table-cell office:value-type="float" office:value="0.51740157480315" calcext:value-type="float">
            <text:p>0,51740157480315</text:p>
          </table:table-cell>
          <table:table-cell office:value-type="float" office:value="0.640219544672144" calcext:value-type="float">
            <text:p>0,640219544672144</text:p>
          </table:table-cell>
          <table:table-cell office:value-type="float" office:value="0.470825670543839" calcext:value-type="float">
            <text:p>0,470825670543839</text:p>
          </table:table-cell>
          <table:table-cell office:value-type="float" office:value="0.839494080572353" calcext:value-type="float">
            <text:p>0,839494080572353</text:p>
          </table:table-cell>
          <table:table-cell office:value-type="float" office:value="0.798401420959147" calcext:value-type="float">
            <text:p>0,79840142095914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6" table:formula="of:=AVERAGE([.C2:.C25])" office:value-type="float" office:value="0.79133533296131" calcext:value-type="float">
            <text:p>0,79133533296131</text:p>
          </table:table-cell>
          <table:table-cell table:style-name="ce6" table:formula="of:=AVERAGE([.D2:.D25])" office:value-type="float" office:value="0.737693676255027" calcext:value-type="float">
            <text:p>0,737693676255027</text:p>
          </table:table-cell>
          <table:table-cell table:style-name="ce6" table:formula="of:=AVERAGE([.E2:.E25])" office:value-type="float" office:value="0.651900835477623" calcext:value-type="float">
            <text:p>0,651900835477623</text:p>
          </table:table-cell>
          <table:table-cell table:style-name="ce6" table:formula="of:=AVERAGE([.F2:.F25])" office:value-type="float" office:value="0.490385684661047" calcext:value-type="float">
            <text:p>0,490385684661047</text:p>
          </table:table-cell>
          <table:table-cell table:style-name="ce6" table:formula="of:=AVERAGE([.G2:.G25])" office:value-type="float" office:value="0.619970368869657" calcext:value-type="float">
            <text:p>0,619970368869657</text:p>
          </table:table-cell>
          <table:table-cell table:style-name="ce6" table:formula="of:=AVERAGE([.H2:.H25])" office:value-type="float" office:value="0.892081435007655" calcext:value-type="float">
            <text:p>0,892081435007655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790373302641369" calcext:value-type="float">
            <text:p>0,790373302641369</text:p>
          </table:table-cell>
          <table:table-cell table:formula="of:=AVERAGE([.D8:.D13])" office:value-type="float" office:value="0.746462149931674" calcext:value-type="float">
            <text:p>0,746462149931674</text:p>
          </table:table-cell>
          <table:table-cell table:formula="of:=AVERAGE([.E8:.E13])" office:value-type="float" office:value="0.620978995521216" calcext:value-type="float">
            <text:p>0,620978995521216</text:p>
          </table:table-cell>
          <table:table-cell table:formula="of:=AVERAGE([.F8:.F13])" office:value-type="float" office:value="0.459972977022906" calcext:value-type="float">
            <text:p>0,459972977022906</text:p>
          </table:table-cell>
          <table:table-cell table:formula="of:=AVERAGE([.G8:.G13])" office:value-type="float" office:value="0.549042378699626" calcext:value-type="float">
            <text:p>0,549042378699626</text:p>
          </table:table-cell>
          <table:table-cell table:formula="of:=AVERAGE([.H8:.H13])" office:value-type="float" office:value="0.911631087657092" calcext:value-type="float">
            <text:p>0,91163108765709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759851364862351" calcext:value-type="float">
            <text:p>0,759851364862351</text:p>
          </table:table-cell>
          <table:table-cell table:formula="of:=AVERAGE([.D2:.D7])" office:value-type="float" office:value="0.854560197257281" calcext:value-type="float">
            <text:p>0,854560197257281</text:p>
          </table:table-cell>
          <table:table-cell table:formula="of:=AVERAGE([.E2:.E7])" office:value-type="float" office:value="0.633488653119283" calcext:value-type="float">
            <text:p>0,633488653119283</text:p>
          </table:table-cell>
          <table:table-cell table:formula="of:=AVERAGE([.F2:.F7])" office:value-type="float" office:value="0.469475910797165" calcext:value-type="float">
            <text:p>0,469475910797165</text:p>
          </table:table-cell>
          <table:table-cell table:formula="of:=AVERAGE([.G2:.G7])" office:value-type="float" office:value="0.507859569651963" calcext:value-type="float">
            <text:p>0,507859569651963</text:p>
          </table:table-cell>
          <table:table-cell table:formula="of:=AVERAGE([.H2:.H7])" office:value-type="float" office:value="0.938514114584455" calcext:value-type="float">
            <text:p>0,93851411458445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05627732049851" calcext:value-type="float">
            <text:p>0,805627732049851</text:p>
          </table:table-cell>
          <table:table-cell table:formula="of:=AVERAGE([.D14:.D19])" office:value-type="float" office:value="0.754623467513512" calcext:value-type="float">
            <text:p>0,754623467513512</text:p>
          </table:table-cell>
          <table:table-cell table:formula="of:=AVERAGE([.E14:.E19])" office:value-type="float" office:value="0.696187421373061" calcext:value-type="float">
            <text:p>0,696187421373061</text:p>
          </table:table-cell>
          <table:table-cell table:formula="of:=AVERAGE([.F14:.F19])" office:value-type="float" office:value="0.539041004625254" calcext:value-type="float">
            <text:p>0,539041004625254</text:p>
          </table:table-cell>
          <table:table-cell table:formula="of:=AVERAGE([.G14:.G19])" office:value-type="float" office:value="0.657348774124331" calcext:value-type="float">
            <text:p>0,657348774124331</text:p>
          </table:table-cell>
          <table:table-cell table:formula="of:=AVERAGE([.H14:.H19])" office:value-type="float" office:value="0.889757141511613" calcext:value-type="float">
            <text:p>0,88975714151161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09488932291667" calcext:value-type="float">
            <text:p>0,809488932291667</text:p>
          </table:table-cell>
          <table:table-cell table:formula="of:=AVERAGE([.D20:.D25])" office:value-type="float" office:value="0.59512889031764" calcext:value-type="float">
            <text:p>0,59512889031764</text:p>
          </table:table-cell>
          <table:table-cell table:formula="of:=AVERAGE([.E20:.E25])" office:value-type="float" office:value="0.656948271896934" calcext:value-type="float">
            <text:p>0,656948271896934</text:p>
          </table:table-cell>
          <table:table-cell table:formula="of:=AVERAGE([.F20:.F25])" office:value-type="float" office:value="0.493052846198862" calcext:value-type="float">
            <text:p>0,493052846198862</text:p>
          </table:table-cell>
          <table:table-cell table:formula="of:=AVERAGE([.G20:.G25])" office:value-type="float" office:value="0.765630753002708" calcext:value-type="float">
            <text:p>0,765630753002708</text:p>
          </table:table-cell>
          <table:table-cell table:formula="of:=AVERAGE([.H20:.H25])" office:value-type="float" office:value="0.828423396277462" calcext:value-type="float">
            <text:p>0,828423396277462</text:p>
          </table:table-cell>
        </table:table-row>
      </table:table>
      <table:table table:name="3-phoulady_et_al_(2016)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" table:default-cell-style-name="Default"/>
        <table:table-row table:style-name="ro1"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Displasia type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f1/dice</text:p>
          </table:table-cell>
          <table:table-cell table:style-name="ce4" office:value-type="string" calcext:value-type="string">
            <text:p>jaccard</text:p>
          </table:table-cell>
          <table:table-cell table:style-name="ce4" office:value-type="string" calcext:value-type="string">
            <text:p>sensitivity/recall</text:p>
          </table:table-cell>
          <table:table-cell table:style-name="ce4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731532505580357" calcext:value-type="float">
            <text:p>0,731532505580357</text:p>
          </table:table-cell>
          <table:table-cell office:value-type="float" office:value="0.823898392949715" calcext:value-type="float">
            <text:p>0,823898392949715</text:p>
          </table:table-cell>
          <table:table-cell office:value-type="float" office:value="0.507958322679622" calcext:value-type="float">
            <text:p>0,507958322679622</text:p>
          </table:table-cell>
          <table:table-cell office:value-type="float" office:value="0.340445129918814" calcext:value-type="float">
            <text:p>0,340445129918814</text:p>
          </table:table-cell>
          <table:table-cell office:value-type="float" office:value="0.367162592986185" calcext:value-type="float">
            <text:p>0,367162592986185</text:p>
          </table:table-cell>
          <table:table-cell office:value-type="float" office:value="0.952424301840285" calcext:value-type="float">
            <text:p>0,952424301840285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671622140066964" calcext:value-type="float">
            <text:p>0,671622140066964</text:p>
          </table:table-cell>
          <table:table-cell office:value-type="float" office:value="0.918187398850382" calcext:value-type="float">
            <text:p>0,918187398850382</text:p>
          </table:table-cell>
          <table:table-cell office:value-type="float" office:value="0.466308614508198" calcext:value-type="float">
            <text:p>0,466308614508198</text:p>
          </table:table-cell>
          <table:table-cell office:value-type="float" office:value="0.304043315962597" calcext:value-type="float">
            <text:p>0,304043315962597</text:p>
          </table:table-cell>
          <table:table-cell office:value-type="float" office:value="0.312509497036924" calcext:value-type="float">
            <text:p>0,312509497036924</text:p>
          </table:table-cell>
          <table:table-cell office:value-type="float" office:value="0.976370083816892" calcext:value-type="float">
            <text:p>0,976370083816892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729596819196429" calcext:value-type="float">
            <text:p>0,729596819196429</text:p>
          </table:table-cell>
          <table:table-cell office:value-type="float" office:value="0.799687695190506" calcext:value-type="float">
            <text:p>0,799687695190506</text:p>
          </table:table-cell>
          <table:table-cell office:value-type="float" office:value="0.452258998904942" calcext:value-type="float">
            <text:p>0,452258998904942</text:p>
          </table:table-cell>
          <table:table-cell office:value-type="float" office:value="0.292205865571151" calcext:value-type="float">
            <text:p>0,292205865571151</text:p>
          </table:table-cell>
          <table:table-cell office:value-type="float" office:value="0.315282702915682" calcext:value-type="float">
            <text:p>0,315282702915682</text:p>
          </table:table-cell>
          <table:table-cell office:value-type="float" office:value="0.956708963282937" calcext:value-type="float">
            <text:p>0,956708963282937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685398646763393" calcext:value-type="float">
            <text:p>0,685398646763393</text:p>
          </table:table-cell>
          <table:table-cell office:value-type="float" office:value="0.911191182704536" calcext:value-type="float">
            <text:p>0,911191182704536</text:p>
          </table:table-cell>
          <table:table-cell office:value-type="float" office:value="0.416872727272727" calcext:value-type="float">
            <text:p>0,416872727272727</text:p>
          </table:table-cell>
          <table:table-cell office:value-type="float" office:value="0.263322307975009" calcext:value-type="float">
            <text:p>0,263322307975009</text:p>
          </table:table-cell>
          <table:table-cell office:value-type="float" office:value="0.270258376815239" calcext:value-type="float">
            <text:p>0,270258376815239</text:p>
          </table:table-cell>
          <table:table-cell office:value-type="float" office:value="0.981229560828468" calcext:value-type="float">
            <text:p>0,981229560828468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667506626674107" calcext:value-type="float">
            <text:p>0,667506626674107</text:p>
          </table:table-cell>
          <table:table-cell office:value-type="float" office:value="0.89907198394783" calcext:value-type="float">
            <text:p>0,89907198394783</text:p>
          </table:table-cell>
          <table:table-cell office:value-type="float" office:value="0.484542910826045" calcext:value-type="float">
            <text:p>0,484542910826045</text:p>
          </table:table-cell>
          <table:table-cell office:value-type="float" office:value="0.31973383759098" calcext:value-type="float">
            <text:p>0,31973383759098</text:p>
          </table:table-cell>
          <table:table-cell office:value-type="float" office:value="0.33163718451632" calcext:value-type="float">
            <text:p>0,33163718451632</text:p>
          </table:table-cell>
          <table:table-cell office:value-type="float" office:value="0.966822768946639" calcext:value-type="float">
            <text:p>0,966822768946639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7247314453125" calcext:value-type="float">
            <text:p>0,7247314453125</text:p>
          </table:table-cell>
          <table:table-cell office:value-type="float" office:value="0.898271367814515" calcext:value-type="float">
            <text:p>0,898271367814515</text:p>
          </table:table-cell>
          <table:table-cell office:value-type="float" office:value="0.623942823108994" calcext:value-type="float">
            <text:p>0,623942823108994</text:p>
          </table:table-cell>
          <table:table-cell office:value-type="float" office:value="0.453427977839335" calcext:value-type="float">
            <text:p>0,453427977839335</text:p>
          </table:table-cell>
          <table:table-cell office:value-type="float" office:value="0.477972040734387" calcext:value-type="float">
            <text:p>0,477972040734387</text:p>
          </table:table-cell>
          <table:table-cell office:value-type="float" office:value="0.950479179884462" calcext:value-type="float">
            <text:p>0,950479179884462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795523507254464" calcext:value-type="float">
            <text:p>0,795523507254464</text:p>
          </table:table-cell>
          <table:table-cell office:value-type="float" office:value="0.498525267090516" calcext:value-type="float">
            <text:p>0,498525267090516</text:p>
          </table:table-cell>
          <table:table-cell office:value-type="float" office:value="0.393451103121848" calcext:value-type="float">
            <text:p>0,393451103121848</text:p>
          </table:table-cell>
          <table:table-cell office:value-type="float" office:value="0.244904530379625" calcext:value-type="float">
            <text:p>0,244904530379625</text:p>
          </table:table-cell>
          <table:table-cell office:value-type="float" office:value="0.324959412116551" calcext:value-type="float">
            <text:p>0,324959412116551</text:p>
          </table:table-cell>
          <table:table-cell office:value-type="float" office:value="0.916182818080235" calcext:value-type="float">
            <text:p>0,916182818080235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733755929129464" calcext:value-type="float">
            <text:p>0,733755929129464</text:p>
          </table:table-cell>
          <table:table-cell office:value-type="float" office:value="0.820875912408759" calcext:value-type="float">
            <text:p>0,820875912408759</text:p>
          </table:table-cell>
          <table:table-cell office:value-type="float" office:value="0.524917150280833" calcext:value-type="float">
            <text:p>0,524917150280833</text:p>
          </table:table-cell>
          <table:table-cell office:value-type="float" office:value="0.355856045903299" calcext:value-type="float">
            <text:p>0,355856045903299</text:p>
          </table:table-cell>
          <table:table-cell office:value-type="float" office:value="0.385815245980376" calcext:value-type="float">
            <text:p>0,385815245980376</text:p>
          </table:table-cell>
          <table:table-cell office:value-type="float" office:value="0.948129359543437" calcext:value-type="float">
            <text:p>0,948129359543437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694981166294643" calcext:value-type="float">
            <text:p>0,694981166294643</text:p>
          </table:table-cell>
          <table:table-cell office:value-type="float" office:value="0.892769961386534" calcext:value-type="float">
            <text:p>0,892769961386534</text:p>
          </table:table-cell>
          <table:table-cell office:value-type="float" office:value="0.534888049779291" calcext:value-type="float">
            <text:p>0,534888049779291</text:p>
          </table:table-cell>
          <table:table-cell office:value-type="float" office:value="0.365083398370147" calcext:value-type="float">
            <text:p>0,365083398370147</text:p>
          </table:table-cell>
          <table:table-cell office:value-type="float" office:value="0.381826464949412" calcext:value-type="float">
            <text:p>0,381826464949412</text:p>
          </table:table-cell>
          <table:table-cell office:value-type="float" office:value="0.961036657151612" calcext:value-type="float">
            <text:p>0,961036657151612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743137904575893" calcext:value-type="float">
            <text:p>0,743137904575893</text:p>
          </table:table-cell>
          <table:table-cell office:value-type="float" office:value="0.863289975036132" calcext:value-type="float">
            <text:p>0,863289975036132</text:p>
          </table:table-cell>
          <table:table-cell office:value-type="float" office:value="0.471502125903733" calcext:value-type="float">
            <text:p>0,471502125903733</text:p>
          </table:table-cell>
          <table:table-cell office:value-type="float" office:value="0.308474178403756" calcext:value-type="float">
            <text:p>0,308474178403756</text:p>
          </table:table-cell>
          <table:table-cell office:value-type="float" office:value="0.324316987092475" calcext:value-type="float">
            <text:p>0,324316987092475</text:p>
          </table:table-cell>
          <table:table-cell office:value-type="float" office:value="0.971942455742965" calcext:value-type="float">
            <text:p>0,971942455742965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822344098772321" calcext:value-type="float">
            <text:p>0,822344098772321</text:p>
          </table:table-cell>
          <table:table-cell office:value-type="float" office:value="0.632623376623376" calcext:value-type="float">
            <text:p>0,632623376623376</text:p>
          </table:table-cell>
          <table:table-cell office:value-type="float" office:value="0.544499340502113" calcext:value-type="float">
            <text:p>0,544499340502113</text:p>
          </table:table-cell>
          <table:table-cell office:value-type="float" office:value="0.374097625410868" calcext:value-type="float">
            <text:p>0,374097625410868</text:p>
          </table:table-cell>
          <table:table-cell office:value-type="float" office:value="0.477924728228876" calcext:value-type="float">
            <text:p>0,477924728228876</text:p>
          </table:table-cell>
          <table:table-cell office:value-type="float" office:value="0.920723710022756" calcext:value-type="float">
            <text:p>0,920723710022756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785888671875" calcext:value-type="float">
            <text:p>0,785888671875</text:p>
          </table:table-cell>
          <table:table-cell office:value-type="float" office:value="0.844511815274721" calcext:value-type="float">
            <text:p>0,844511815274721</text:p>
          </table:table-cell>
          <table:table-cell office:value-type="float" office:value="0.623524361450955" calcext:value-type="float">
            <text:p>0,623524361450955</text:p>
          </table:table-cell>
          <table:table-cell office:value-type="float" office:value="0.45298612193981" calcext:value-type="float">
            <text:p>0,45298612193981</text:p>
          </table:table-cell>
          <table:table-cell office:value-type="float" office:value="0.494203708654337" calcext:value-type="float">
            <text:p>0,494203708654337</text:p>
          </table:table-cell>
          <table:table-cell office:value-type="float" office:value="0.94908962347534" calcext:value-type="float">
            <text:p>0,94908962347534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32170758928571" calcext:value-type="float">
            <text:p>0,832170758928571</text:p>
          </table:table-cell>
          <table:table-cell office:value-type="float" office:value="0.733083838774896" calcext:value-type="float">
            <text:p>0,733083838774896</text:p>
          </table:table-cell>
          <table:table-cell office:value-type="float" office:value="0.639090977274432" calcext:value-type="float">
            <text:p>0,639090977274432</text:p>
          </table:table-cell>
          <table:table-cell office:value-type="float" office:value="0.469605952052907" calcext:value-type="float">
            <text:p>0,469605952052907</text:p>
          </table:table-cell>
          <table:table-cell office:value-type="float" office:value="0.566461691873026" calcext:value-type="float">
            <text:p>0,566461691873026</text:p>
          </table:table-cell>
          <table:table-cell office:value-type="float" office:value="0.926657447135444" calcext:value-type="float">
            <text:p>0,926657447135444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788818359375" calcext:value-type="float">
            <text:p>0,788818359375</text:p>
          </table:table-cell>
          <table:table-cell office:value-type="float" office:value="0.703816248100813" calcext:value-type="float">
            <text:p>0,703816248100813</text:p>
          </table:table-cell>
          <table:table-cell office:value-type="float" office:value="0.565326633165829" calcext:value-type="float">
            <text:p>0,565326633165829</text:p>
          </table:table-cell>
          <table:table-cell office:value-type="float" office:value="0.394045534150613" calcext:value-type="float">
            <text:p>0,394045534150613</text:p>
          </table:table-cell>
          <table:table-cell office:value-type="float" office:value="0.472377181932697" calcext:value-type="float">
            <text:p>0,472377181932697</text:p>
          </table:table-cell>
          <table:table-cell office:value-type="float" office:value="0.91852088609151" calcext:value-type="float">
            <text:p>0,91852088609151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11427525111607" calcext:value-type="float">
            <text:p>0,811427525111607</text:p>
          </table:table-cell>
          <table:table-cell office:value-type="float" office:value="0.612271540469974" calcext:value-type="float">
            <text:p>0,612271540469974</text:p>
          </table:table-cell>
          <table:table-cell office:value-type="float" office:value="0.588691732755178" calcext:value-type="float">
            <text:p>0,588691732755178</text:p>
          </table:table-cell>
          <table:table-cell office:value-type="float" office:value="0.417124838292367" calcext:value-type="float">
            <text:p>0,417124838292367</text:p>
          </table:table-cell>
          <table:table-cell office:value-type="float" office:value="0.566860784529173" calcext:value-type="float">
            <text:p>0,566860784529173</text:p>
          </table:table-cell>
          <table:table-cell office:value-type="float" office:value="0.887841162670939" calcext:value-type="float">
            <text:p>0,887841162670939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706830705915179" calcext:value-type="float">
            <text:p>0,706830705915179</text:p>
          </table:table-cell>
          <table:table-cell office:value-type="float" office:value="0.880352717422627" calcext:value-type="float">
            <text:p>0,880352717422627</text:p>
          </table:table-cell>
          <table:table-cell office:value-type="float" office:value="0.476056908668755" calcext:value-type="float">
            <text:p>0,476056908668755</text:p>
          </table:table-cell>
          <table:table-cell office:value-type="float" office:value="0.31238496462023" calcext:value-type="float">
            <text:p>0,31238496462023</text:p>
          </table:table-cell>
          <table:table-cell office:value-type="float" office:value="0.326235530306266" calcext:value-type="float">
            <text:p>0,326235530306266</text:p>
          </table:table-cell>
          <table:table-cell office:value-type="float" office:value="0.9694103085492" calcext:value-type="float">
            <text:p>0,9694103085492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716892787388393" calcext:value-type="float">
            <text:p>0,716892787388393</text:p>
          </table:table-cell>
          <table:table-cell office:value-type="float" office:value="0.802806865357209" calcext:value-type="float">
            <text:p>0,802806865357209</text:p>
          </table:table-cell>
          <table:table-cell office:value-type="float" office:value="0.614817011685153" calcext:value-type="float">
            <text:p>0,614817011685153</text:p>
          </table:table-cell>
          <table:table-cell office:value-type="float" office:value="0.443852557295057" calcext:value-type="float">
            <text:p>0,443852557295057</text:p>
          </table:table-cell>
          <table:table-cell office:value-type="float" office:value="0.498164061749044" calcext:value-type="float">
            <text:p>0,498164061749044</text:p>
          </table:table-cell>
          <table:table-cell office:value-type="float" office:value="0.898437873976799" calcext:value-type="float">
            <text:p>0,898437873976799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65423583984375" calcext:value-type="float">
            <text:p>0,65423583984375</text:p>
          </table:table-cell>
          <table:table-cell office:value-type="float" office:value="0.859835514736472" calcext:value-type="float">
            <text:p>0,859835514736472</text:p>
          </table:table-cell>
          <table:table-cell office:value-type="float" office:value="0.575396442988232" calcext:value-type="float">
            <text:p>0,575396442988232</text:p>
          </table:table-cell>
          <table:table-cell office:value-type="float" office:value="0.403899344597439" calcext:value-type="float">
            <text:p>0,403899344597439</text:p>
          </table:table-cell>
          <table:table-cell office:value-type="float" office:value="0.432366761071061" calcext:value-type="float">
            <text:p>0,432366761071061</text:p>
          </table:table-cell>
          <table:table-cell office:value-type="float" office:value="0.916641291108404" calcext:value-type="float">
            <text:p>0,916641291108404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08986118861607" calcext:value-type="float">
            <text:p>0,808986118861607</text:p>
          </table:table-cell>
          <table:table-cell office:value-type="float" office:value="0.657427232220358" calcext:value-type="float">
            <text:p>0,657427232220358</text:p>
          </table:table-cell>
          <table:table-cell office:value-type="float" office:value="0.509130834210939" calcext:value-type="float">
            <text:p>0,509130834210939</text:p>
          </table:table-cell>
          <table:table-cell office:value-type="float" office:value="0.34149933870386" calcext:value-type="float">
            <text:p>0,34149933870386</text:p>
          </table:table-cell>
          <table:table-cell office:value-type="float" office:value="0.415423431329531" calcext:value-type="float">
            <text:p>0,415423431329531</text:p>
          </table:table-cell>
          <table:table-cell office:value-type="float" office:value="0.932218914586673" calcext:value-type="float">
            <text:p>0,932218914586673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77911376953125" calcext:value-type="float">
            <text:p>0,77911376953125</text:p>
          </table:table-cell>
          <table:table-cell office:value-type="float" office:value="0.86066101199181" calcext:value-type="float">
            <text:p>0,86066101199181</text:p>
          </table:table-cell>
          <table:table-cell office:value-type="float" office:value="0.537372851951278" calcext:value-type="float">
            <text:p>0,537372851951278</text:p>
          </table:table-cell>
          <table:table-cell office:value-type="float" office:value="0.367402487139789" calcext:value-type="float">
            <text:p>0,367402487139789</text:p>
          </table:table-cell>
          <table:table-cell office:value-type="float" office:value="0.390638275276126" calcext:value-type="float">
            <text:p>0,390638275276126</text:p>
          </table:table-cell>
          <table:table-cell office:value-type="float" office:value="0.969074574158704" calcext:value-type="float">
            <text:p>0,969074574158704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72147042410714" calcext:value-type="float">
            <text:p>0,772147042410714</text:p>
          </table:table-cell>
          <table:table-cell office:value-type="float" office:value="0.612431444241316" calcext:value-type="float">
            <text:p>0,612431444241316</text:p>
          </table:table-cell>
          <table:table-cell office:value-type="float" office:value="0.50630998261921" calcext:value-type="float">
            <text:p>0,50630998261921</text:p>
          </table:table-cell>
          <table:table-cell office:value-type="float" office:value="0.338965901042194" calcext:value-type="float">
            <text:p>0,338965901042194</text:p>
          </table:table-cell>
          <table:table-cell office:value-type="float" office:value="0.431534200695607" calcext:value-type="float">
            <text:p>0,431534200695607</text:p>
          </table:table-cell>
          <table:table-cell office:value-type="float" office:value="0.898608254818499" calcext:value-type="float">
            <text:p>0,898608254818499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24262346540179" calcext:value-type="float">
            <text:p>0,824262346540179</text:p>
          </table:table-cell>
          <table:table-cell office:value-type="float" office:value="0.708030605027969" calcext:value-type="float">
            <text:p>0,708030605027969</text:p>
          </table:table-cell>
          <table:table-cell office:value-type="float" office:value="0.522155575049195" calcext:value-type="float">
            <text:p>0,522155575049195</text:p>
          </table:table-cell>
          <table:table-cell office:value-type="float" office:value="0.353322424359098" calcext:value-type="float">
            <text:p>0,353322424359098</text:p>
          </table:table-cell>
          <table:table-cell office:value-type="float" office:value="0.41358071058364" calcext:value-type="float">
            <text:p>0,41358071058364</text:p>
          </table:table-cell>
          <table:table-cell office:value-type="float" office:value="0.948434057822898" calcext:value-type="float">
            <text:p>0,948434057822898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09308733258929" calcext:value-type="float">
            <text:p>0,809308733258929</text:p>
          </table:table-cell>
          <table:table-cell office:value-type="float" office:value="0.476895441030724" calcext:value-type="float">
            <text:p>0,476895441030724</text:p>
          </table:table-cell>
          <table:table-cell office:value-type="float" office:value="0.413169475152946" calcext:value-type="float">
            <text:p>0,413169475152946</text:p>
          </table:table-cell>
          <table:table-cell office:value-type="float" office:value="0.260374040380128" calcext:value-type="float">
            <text:p>0,260374040380128</text:p>
          </table:table-cell>
          <table:table-cell office:value-type="float" office:value="0.364466957015717" calcext:value-type="float">
            <text:p>0,364466957015717</text:p>
          </table:table-cell>
          <table:table-cell office:value-type="float" office:value="0.909740925997178" calcext:value-type="float">
            <text:p>0,909740925997178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13991001674107" calcext:value-type="float">
            <text:p>0,813991001674107</text:p>
          </table:table-cell>
          <table:table-cell office:value-type="float" office:value="0.545145161967985" calcext:value-type="float">
            <text:p>0,545145161967985</text:p>
          </table:table-cell>
          <table:table-cell office:value-type="float" office:value="0.548823044223082" calcext:value-type="float">
            <text:p>0,548823044223082</text:p>
          </table:table-cell>
          <table:table-cell office:value-type="float" office:value="0.378191675410983" calcext:value-type="float">
            <text:p>0,378191675410983</text:p>
          </table:table-cell>
          <table:table-cell office:value-type="float" office:value="0.552550890043437" calcext:value-type="float">
            <text:p>0,552550890043437</text:p>
          </table:table-cell>
          <table:table-cell office:value-type="float" office:value="0.881301668749863" calcext:value-type="float">
            <text:p>0,88130166874986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6" table:formula="of:=AVERAGE([.C2:.C25])" office:value-type="float" office:value="0.754341852097284" calcext:value-type="float">
            <text:p>0,754341852097284</text:p>
          </table:table-cell>
          <table:table-cell table:style-name="ce6" table:formula="of:=AVERAGE([.D2:.D25])" office:value-type="float" office:value="0.76065258127582" calcext:value-type="float">
            <text:p>0,76065258127582</text:p>
          </table:table-cell>
          <table:table-cell table:style-name="ce6" table:formula="of:=AVERAGE([.E2:.E25])" office:value-type="float" office:value="0.522541999920147" calcext:value-type="float">
            <text:p>0,522541999920147</text:p>
          </table:table-cell>
          <table:table-cell table:style-name="ce6" table:formula="of:=AVERAGE([.F2:.F25])" office:value-type="float" office:value="0.356468724721252" calcext:value-type="float">
            <text:p>0,356468724721252</text:p>
          </table:table-cell>
          <table:table-cell table:style-name="ce6" table:formula="of:=AVERAGE([.G2:.G25])" office:value-type="float" office:value="0.412272059101337" calcext:value-type="float">
            <text:p>0,412272059101337</text:p>
          </table:table-cell>
          <table:table-cell table:style-name="ce6" table:formula="of:=AVERAGE([.H2:.H25])" office:value-type="float" office:value="0.937834452011756" calcext:value-type="float">
            <text:p>0,937834452011756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762605212983631" calcext:value-type="float">
            <text:p>0,762605212983631</text:p>
          </table:table-cell>
          <table:table-cell table:formula="of:=AVERAGE([.D8:.D13])" office:value-type="float" office:value="0.75876605130334" calcext:value-type="float">
            <text:p>0,75876605130334</text:p>
          </table:table-cell>
          <table:table-cell table:formula="of:=AVERAGE([.E8:.E13])" office:value-type="float" office:value="0.515463688506462" calcext:value-type="float">
            <text:p>0,515463688506462</text:p>
          </table:table-cell>
          <table:table-cell table:formula="of:=AVERAGE([.F8:.F13])" office:value-type="float" office:value="0.350233650067918" calcext:value-type="float">
            <text:p>0,350233650067918</text:p>
          </table:table-cell>
          <table:table-cell table:formula="of:=AVERAGE([.G8:.G13])" office:value-type="float" office:value="0.398174424503671" calcext:value-type="float">
            <text:p>0,398174424503671</text:p>
          </table:table-cell>
          <table:table-cell table:formula="of:=AVERAGE([.H8:.H13])" office:value-type="float" office:value="0.944517437336057" calcext:value-type="float">
            <text:p>0,944517437336057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701731363932292" calcext:value-type="float">
            <text:p>0,701731363932292</text:p>
          </table:table-cell>
          <table:table-cell table:formula="of:=AVERAGE([.D2:.D7])" office:value-type="float" office:value="0.875051336909581" calcext:value-type="float">
            <text:p>0,875051336909581</text:p>
          </table:table-cell>
          <table:table-cell table:formula="of:=AVERAGE([.E2:.E7])" office:value-type="float" office:value="0.491980732883421" calcext:value-type="float">
            <text:p>0,491980732883421</text:p>
          </table:table-cell>
          <table:table-cell table:formula="of:=AVERAGE([.F2:.F7])" office:value-type="float" office:value="0.328863072476315" calcext:value-type="float">
            <text:p>0,328863072476315</text:p>
          </table:table-cell>
          <table:table-cell table:formula="of:=AVERAGE([.G2:.G7])" office:value-type="float" office:value="0.345803732500789" calcext:value-type="float">
            <text:p>0,345803732500789</text:p>
          </table:table-cell>
          <table:table-cell table:formula="of:=AVERAGE([.H2:.H7])" office:value-type="float" office:value="0.964005809766614" calcext:value-type="float">
            <text:p>0,96400580976661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751729329427083" calcext:value-type="float">
            <text:p>0,751729329427083</text:p>
          </table:table-cell>
          <table:table-cell table:formula="of:=AVERAGE([.D14:.D19])" office:value-type="float" office:value="0.765361120810332" calcext:value-type="float">
            <text:p>0,765361120810332</text:p>
          </table:table-cell>
          <table:table-cell table:formula="of:=AVERAGE([.E14:.E19])" office:value-type="float" office:value="0.57656328442293" calcext:value-type="float">
            <text:p>0,57656328442293</text:p>
          </table:table-cell>
          <table:table-cell table:formula="of:=AVERAGE([.F14:.F19])" office:value-type="float" office:value="0.406818865168102" calcext:value-type="float">
            <text:p>0,406818865168102</text:p>
          </table:table-cell>
          <table:table-cell table:formula="of:=AVERAGE([.G14:.G19])" office:value-type="float" office:value="0.477077668576878" calcext:value-type="float">
            <text:p>0,477077668576878</text:p>
          </table:table-cell>
          <table:table-cell table:formula="of:=AVERAGE([.H14:.H19])" office:value-type="float" office:value="0.919584828255383" calcext:value-type="float">
            <text:p>0,91958482825538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01301502046131" calcext:value-type="float">
            <text:p>0,801301502046131</text:p>
          </table:table-cell>
          <table:table-cell table:formula="of:=AVERAGE([.D20:.D25])" office:value-type="float" office:value="0.643431816080027" calcext:value-type="float">
            <text:p>0,643431816080027</text:p>
          </table:table-cell>
          <table:table-cell table:formula="of:=AVERAGE([.E20:.E25])" office:value-type="float" office:value="0.506160293867775" calcext:value-type="float">
            <text:p>0,506160293867775</text:p>
          </table:table-cell>
          <table:table-cell table:formula="of:=AVERAGE([.F20:.F25])" office:value-type="float" office:value="0.339959311172675" calcext:value-type="float">
            <text:p>0,339959311172675</text:p>
          </table:table-cell>
          <table:table-cell table:formula="of:=AVERAGE([.G20:.G25])" office:value-type="float" office:value="0.42803241082401" calcext:value-type="float">
            <text:p>0,42803241082401</text:p>
          </table:table-cell>
          <table:table-cell table:formula="of:=AVERAGE([.H20:.H25])" office:value-type="float" office:value="0.923229732688969" calcext:value-type="float">
            <text:p>0,923229732688969</text:p>
          </table:table-cell>
        </table:table-row>
      </table:table>
      <table:table table:name="4-vahadane_and_sethi_(2013)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" table:default-cell-style-name="Default"/>
        <table:table-row table:style-name="ro1"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Displasia type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f1/dice</text:p>
          </table:table-cell>
          <table:table-cell table:style-name="ce4" office:value-type="string" calcext:value-type="string">
            <text:p>jaccard</text:p>
          </table:table-cell>
          <table:table-cell table:style-name="ce4" office:value-type="string" calcext:value-type="string">
            <text:p>sensitivity/recall</text:p>
          </table:table-cell>
          <table:table-cell table:style-name="ce4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693062918526786" calcext:value-type="float">
            <text:p>0,693062918526786</text:p>
          </table:table-cell>
          <table:table-cell office:value-type="float" office:value="0.812364760432767" calcext:value-type="float">
            <text:p>0,812364760432767</text:p>
          </table:table-cell>
          <table:table-cell office:value-type="float" office:value="0.373919539003308" calcext:value-type="float">
            <text:p>0,373919539003308</text:p>
          </table:table-cell>
          <table:table-cell office:value-type="float" office:value="0.229951437196482" calcext:value-type="float">
            <text:p>0,229951437196482</text:p>
          </table:table-cell>
          <table:table-cell office:value-type="float" office:value="0.242849882178996" calcext:value-type="float">
            <text:p>0,242849882178996</text:p>
          </table:table-cell>
          <table:table-cell office:value-type="float" office:value="0.965995350270301" calcext:value-type="float">
            <text:p>0,965995350270301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702732631138393" calcext:value-type="float">
            <text:p>0,702732631138393</text:p>
          </table:table-cell>
          <table:table-cell office:value-type="float" office:value="0.854902260816342" calcext:value-type="float">
            <text:p>0,854902260816342</text:p>
          </table:table-cell>
          <table:table-cell office:value-type="float" office:value="0.567287311680565" calcext:value-type="float">
            <text:p>0,567287311680565</text:p>
          </table:table-cell>
          <table:table-cell office:value-type="float" office:value="0.395953296362573" calcext:value-type="float">
            <text:p>0,395953296362573</text:p>
          </table:table-cell>
          <table:table-cell office:value-type="float" office:value="0.424479562376539" calcext:value-type="float">
            <text:p>0,424479562376539</text:p>
          </table:table-cell>
          <table:table-cell office:value-type="float" office:value="0.938862024500322" calcext:value-type="float">
            <text:p>0,938862024500322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668439592633929" calcext:value-type="float">
            <text:p>0,668439592633929</text:p>
          </table:table-cell>
          <table:table-cell office:value-type="float" office:value="0.656788923973767" calcext:value-type="float">
            <text:p>0,656788923973767</text:p>
          </table:table-cell>
          <table:table-cell office:value-type="float" office:value="0.221448753122313" calcext:value-type="float">
            <text:p>0,221448753122313</text:p>
          </table:table-cell>
          <table:table-cell office:value-type="float" office:value="0.124510751945481" calcext:value-type="float">
            <text:p>0,124510751945481</text:p>
          </table:table-cell>
          <table:table-cell office:value-type="float" office:value="0.13317572892041" calcext:value-type="float">
            <text:p>0,13317572892041</text:p>
          </table:table-cell>
          <table:table-cell office:value-type="float" office:value="0.961852051835853" calcext:value-type="float">
            <text:p>0,961852051835853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659676688058036" calcext:value-type="float">
            <text:p>0,659676688058036</text:p>
          </table:table-cell>
          <table:table-cell office:value-type="float" office:value="0.842125984251969" calcext:value-type="float">
            <text:p>0,842125984251969</text:p>
          </table:table-cell>
          <table:table-cell office:value-type="float" office:value="0.354015987818805" calcext:value-type="float">
            <text:p>0,354015987818805</text:p>
          </table:table-cell>
          <table:table-cell office:value-type="float" office:value="0.215078630897317" calcext:value-type="float">
            <text:p>0,215078630897317</text:p>
          </table:table-cell>
          <table:table-cell office:value-type="float" office:value="0.224115169422267" calcext:value-type="float">
            <text:p>0,224115169422267</text:p>
          </table:table-cell>
          <table:table-cell office:value-type="float" office:value="0.970059880239521" calcext:value-type="float">
            <text:p>0,970059880239521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669267926897321" calcext:value-type="float">
            <text:p>0,669267926897321</text:p>
          </table:table-cell>
          <table:table-cell office:value-type="float" office:value="0.93242445386721" calcext:value-type="float">
            <text:p>0,93242445386721</text:p>
          </table:table-cell>
          <table:table-cell office:value-type="float" office:value="0.478073615411077" calcext:value-type="float">
            <text:p>0,478073615411077</text:p>
          </table:table-cell>
          <table:table-cell office:value-type="float" office:value="0.314124007739182" calcext:value-type="float">
            <text:p>0,314124007739182</text:p>
          </table:table-cell>
          <table:table-cell office:value-type="float" office:value="0.3214417881726" calcext:value-type="float">
            <text:p>0,3214417881726</text:p>
          </table:table-cell>
          <table:table-cell office:value-type="float" office:value="0.979239496075457" calcext:value-type="float">
            <text:p>0,979239496075457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690944126674107" calcext:value-type="float">
            <text:p>0,690944126674107</text:p>
          </table:table-cell>
          <table:table-cell office:value-type="float" office:value="0.94515253301431" calcext:value-type="float">
            <text:p>0,94515253301431</text:p>
          </table:table-cell>
          <table:table-cell office:value-type="float" office:value="0.536830138382532" calcext:value-type="float">
            <text:p>0,536830138382532</text:p>
          </table:table-cell>
          <table:table-cell office:value-type="float" office:value="0.366895295252385" calcext:value-type="float">
            <text:p>0,366895295252385</text:p>
          </table:table-cell>
          <table:table-cell office:value-type="float" office:value="0.374876811329708" calcext:value-type="float">
            <text:p>0,374876811329708</text:p>
          </table:table-cell>
          <table:table-cell office:value-type="float" office:value="0.980098173439744" calcext:value-type="float">
            <text:p>0,980098173439744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7999267578125" calcext:value-type="float">
            <text:p>0,7999267578125</text:p>
          </table:table-cell>
          <table:table-cell office:value-type="float" office:value="0.536519530009527" calcext:value-type="float">
            <text:p>0,536519530009527</text:p>
          </table:table-cell>
          <table:table-cell office:value-type="float" office:value="0.227511446269863" calcext:value-type="float">
            <text:p>0,227511446269863</text:p>
          </table:table-cell>
          <table:table-cell office:value-type="float" office:value="0.128357075023742" calcext:value-type="float">
            <text:p>0,128357075023742</text:p>
          </table:table-cell>
          <table:table-cell office:value-type="float" office:value="0.144364692813808" calcext:value-type="float">
            <text:p>0,144364692813808</text:p>
          </table:table-cell>
          <table:table-cell office:value-type="float" office:value="0.968022173046165" calcext:value-type="float">
            <text:p>0,968022173046165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747663225446429" calcext:value-type="float">
            <text:p>0,747663225446429</text:p>
          </table:table-cell>
          <table:table-cell office:value-type="float" office:value="0.929563549718138" calcext:value-type="float">
            <text:p>0,929563549718138</text:p>
          </table:table-cell>
          <table:table-cell office:value-type="float" office:value="0.52502872148367" calcext:value-type="float">
            <text:p>0,52502872148367</text:p>
          </table:table-cell>
          <table:table-cell office:value-type="float" office:value="0.355958606876599" calcext:value-type="float">
            <text:p>0,355958606876599</text:p>
          </table:table-cell>
          <table:table-cell office:value-type="float" office:value="0.365825766758914" calcext:value-type="float">
            <text:p>0,365825766758914</text:p>
          </table:table-cell>
          <table:table-cell office:value-type="float" office:value="0.98292115831748" calcext:value-type="float">
            <text:p>0,98292115831748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657139369419643" calcext:value-type="float">
            <text:p>0,657139369419643</text:p>
          </table:table-cell>
          <table:table-cell office:value-type="float" office:value="0.828440772975365" calcext:value-type="float">
            <text:p>0,828440772975365</text:p>
          </table:table-cell>
          <table:table-cell office:value-type="float" office:value="0.461475252677422" calcext:value-type="float">
            <text:p>0,461475252677422</text:p>
          </table:table-cell>
          <table:table-cell office:value-type="float" office:value="0.299946590706783" calcext:value-type="float">
            <text:p>0,299946590706783</text:p>
          </table:table-cell>
          <table:table-cell office:value-type="float" office:value="0.319811696816689" calcext:value-type="float">
            <text:p>0,319811696816689</text:p>
          </table:table-cell>
          <table:table-cell office:value-type="float" office:value="0.94373215927234" calcext:value-type="float">
            <text:p>0,94373215927234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77545166015625" calcext:value-type="float">
            <text:p>0,77545166015625</text:p>
          </table:table-cell>
          <table:table-cell office:value-type="float" office:value="0.938316314414628" calcext:value-type="float">
            <text:p>0,938316314414628</text:p>
          </table:table-cell>
          <table:table-cell office:value-type="float" office:value="0.551052071893032" calcext:value-type="float">
            <text:p>0,551052071893032</text:p>
          </table:table-cell>
          <table:table-cell office:value-type="float" office:value="0.380311853313441" calcext:value-type="float">
            <text:p>0,380311853313441</text:p>
          </table:table-cell>
          <table:table-cell office:value-type="float" office:value="0.390063920629828" calcext:value-type="float">
            <text:p>0,390063920629828</text:p>
          </table:table-cell>
          <table:table-cell office:value-type="float" office:value="0.985991451954321" calcext:value-type="float">
            <text:p>0,985991451954321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606802804129464" calcext:value-type="float">
            <text:p>0,606802804129464</text:p>
          </table:table-cell>
          <table:table-cell office:value-type="float" office:value="0.263378854412971" calcext:value-type="float">
            <text:p>0,263378854412971</text:p>
          </table:table-cell>
          <table:table-cell office:value-type="float" office:value="0.326206164925964" calcext:value-type="float">
            <text:p>0,326206164925964</text:p>
          </table:table-cell>
          <table:table-cell office:value-type="float" office:value="0.194890289407438" calcext:value-type="float">
            <text:p>0,194890289407438</text:p>
          </table:table-cell>
          <table:table-cell office:value-type="float" office:value="0.428397629606373" calcext:value-type="float">
            <text:p>0,428397629606373</text:p>
          </table:table-cell>
          <table:table-cell office:value-type="float" office:value="0.657762283228895" calcext:value-type="float">
            <text:p>0,657762283228895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7606201171875" calcext:value-type="float">
            <text:p>0,7606201171875</text:p>
          </table:table-cell>
          <table:table-cell office:value-type="float" office:value="0.965716617917148" calcext:value-type="float">
            <text:p>0,965716617917148</text:p>
          </table:table-cell>
          <table:table-cell office:value-type="float" office:value="0.508415699756482" calcext:value-type="float">
            <text:p>0,508415699756482</text:p>
          </table:table-cell>
          <table:table-cell office:value-type="float" office:value="0.340856161916881" calcext:value-type="float">
            <text:p>0,340856161916881</text:p>
          </table:table-cell>
          <table:table-cell office:value-type="float" office:value="0.345031229494252" calcext:value-type="float">
            <text:p>0,345031229494252</text:p>
          </table:table-cell>
          <table:table-cell office:value-type="float" office:value="0.993146680083219" calcext:value-type="float">
            <text:p>0,993146680083219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304443359375" calcext:value-type="float">
            <text:p>0,8304443359375</text:p>
          </table:table-cell>
          <table:table-cell office:value-type="float" office:value="0.820046928584321" calcext:value-type="float">
            <text:p>0,820046928584321</text:p>
          </table:table-cell>
          <table:table-cell office:value-type="float" office:value="0.583650922793645" calcext:value-type="float">
            <text:p>0,583650922793645</text:p>
          </table:table-cell>
          <table:table-cell office:value-type="float" office:value="0.412081267384206" calcext:value-type="float">
            <text:p>0,412081267384206</text:p>
          </table:table-cell>
          <table:table-cell office:value-type="float" office:value="0.453049692537809" calcext:value-type="float">
            <text:p>0,453049692537809</text:p>
          </table:table-cell>
          <table:table-cell office:value-type="float" office:value="0.964646643736038" calcext:value-type="float">
            <text:p>0,964646643736038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785138811383929" calcext:value-type="float">
            <text:p>0,785138811383929</text:p>
          </table:table-cell>
          <table:table-cell office:value-type="float" office:value="0.778026332608974" calcext:value-type="float">
            <text:p>0,778026332608974</text:p>
          </table:table-cell>
          <table:table-cell office:value-type="float" office:value="0.496978851963746" calcext:value-type="float">
            <text:p>0,496978851963746</text:p>
          </table:table-cell>
          <table:table-cell office:value-type="float" office:value="0.330653266331658" calcext:value-type="float">
            <text:p>0,330653266331658</text:p>
          </table:table-cell>
          <table:table-cell office:value-type="float" office:value="0.365095075280427" calcext:value-type="float">
            <text:p>0,365095075280427</text:p>
          </table:table-cell>
          <table:table-cell office:value-type="float" office:value="0.957305829420008" calcext:value-type="float">
            <text:p>0,957305829420008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13450404575893" calcext:value-type="float">
            <text:p>0,813450404575893</text:p>
          </table:table-cell>
          <table:table-cell office:value-type="float" office:value="0.697486294959219" calcext:value-type="float">
            <text:p>0,697486294959219</text:p>
          </table:table-cell>
          <table:table-cell office:value-type="float" office:value="0.493741274461087" calcext:value-type="float">
            <text:p>0,493741274461087</text:p>
          </table:table-cell>
          <table:table-cell office:value-type="float" office:value="0.327793138117381" calcext:value-type="float">
            <text:p>0,327793138117381</text:p>
          </table:table-cell>
          <table:table-cell office:value-type="float" office:value="0.382119181042376" calcext:value-type="float">
            <text:p>0,382119181042376</text:p>
          </table:table-cell>
          <table:table-cell office:value-type="float" office:value="0.948217657492705" calcext:value-type="float">
            <text:p>0,948217657492705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706333705357143" calcext:value-type="float">
            <text:p>0,706333705357143</text:p>
          </table:table-cell>
          <table:table-cell office:value-type="float" office:value="0.902782885864901" calcext:value-type="float">
            <text:p>0,902782885864901</text:p>
          </table:table-cell>
          <table:table-cell office:value-type="float" office:value="0.466548403446528" calcext:value-type="float">
            <text:p>0,466548403446528</text:p>
          </table:table-cell>
          <table:table-cell office:value-type="float" office:value="0.304247231862502" calcext:value-type="float">
            <text:p>0,304247231862502</text:p>
          </table:table-cell>
          <table:table-cell office:value-type="float" office:value="0.314552987911666" calcext:value-type="float">
            <text:p>0,314552987911666</text:p>
          </table:table-cell>
          <table:table-cell office:value-type="float" office:value="0.976630418766393" calcext:value-type="float">
            <text:p>0,976630418766393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715689522879464" calcext:value-type="float">
            <text:p>0,715689522879464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58824866462098" calcext:value-type="float">
            <text:p>0,58824866462098</text:p>
          </table:table-cell>
          <table:table-cell office:value-type="float" office:value="0.416680083722428" calcext:value-type="float">
            <text:p>0,416680083722428</text:p>
          </table:table-cell>
          <table:table-cell office:value-type="float" office:value="0.447776688390334" calcext:value-type="float">
            <text:p>0,447776688390334</text:p>
          </table:table-cell>
          <table:table-cell office:value-type="float" office:value="0.938057474749086" calcext:value-type="float">
            <text:p>0,938057474749086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678789411272321" calcext:value-type="float">
            <text:p>0,678789411272321</text:p>
          </table:table-cell>
          <table:table-cell office:value-type="float" office:value="0.928303036457804" calcext:value-type="float">
            <text:p>0,928303036457804</text:p>
          </table:table-cell>
          <table:table-cell office:value-type="float" office:value="0.598200359928014" calcext:value-type="float">
            <text:p>0,598200359928014</text:p>
          </table:table-cell>
          <table:table-cell office:value-type="float" office:value="0.426737418692229" calcext:value-type="float">
            <text:p>0,426737418692229</text:p>
          </table:table-cell>
          <table:table-cell office:value-type="float" office:value="0.441281539649845" calcext:value-type="float">
            <text:p>0,441281539649845</text:p>
          </table:table-cell>
          <table:table-cell office:value-type="float" office:value="0.959690925700365" calcext:value-type="float">
            <text:p>0,959690925700365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14723423549107" calcext:value-type="float">
            <text:p>0,814723423549107</text:p>
          </table:table-cell>
          <table:table-cell office:value-type="float" office:value="0.712998533212265" calcext:value-type="float">
            <text:p>0,712998533212265</text:p>
          </table:table-cell>
          <table:table-cell office:value-type="float" office:value="0.490003600144006" calcext:value-type="float">
            <text:p>0,490003600144006</text:p>
          </table:table-cell>
          <table:table-cell office:value-type="float" office:value="0.324506469148361" calcext:value-type="float">
            <text:p>0,324506469148361</text:p>
          </table:table-cell>
          <table:table-cell office:value-type="float" office:value="0.37326312710253" calcext:value-type="float">
            <text:p>0,37326312710253</text:p>
          </table:table-cell>
          <table:table-cell office:value-type="float" office:value="0.952953972979162" calcext:value-type="float">
            <text:p>0,952953972979162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1036376953125" calcext:value-type="float">
            <text:p>0,81036376953125</text:p>
          </table:table-cell>
          <table:table-cell office:value-type="float" office:value="0.869206142996335" calcext:value-type="float">
            <text:p>0,869206142996335</text:p>
          </table:table-cell>
          <table:table-cell office:value-type="float" office:value="0.632723711096476" calcext:value-type="float">
            <text:p>0,632723711096476</text:p>
          </table:table-cell>
          <table:table-cell office:value-type="float" office:value="0.46276214707408" calcext:value-type="float">
            <text:p>0,46276214707408</text:p>
          </table:table-cell>
          <table:table-cell office:value-type="float" office:value="0.497398045879354" calcext:value-type="float">
            <text:p>0,497398045879354</text:p>
          </table:table-cell>
          <table:table-cell office:value-type="float" office:value="0.963401017864562" calcext:value-type="float">
            <text:p>0,963401017864562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91538783482143" calcext:value-type="float">
            <text:p>0,791538783482143</text:p>
          </table:table-cell>
          <table:table-cell office:value-type="float" office:value="0.685096901233288" calcext:value-type="float">
            <text:p>0,685096901233288</text:p>
          </table:table-cell>
          <table:table-cell office:value-type="float" office:value="0.525163853028798" calcext:value-type="float">
            <text:p>0,525163853028798</text:p>
          </table:table-cell>
          <table:table-cell office:value-type="float" office:value="0.356082846292655" calcext:value-type="float">
            <text:p>0,356082846292655</text:p>
          </table:table-cell>
          <table:table-cell office:value-type="float" office:value="0.42576967667139" calcext:value-type="float">
            <text:p>0,42576967667139</text:p>
          </table:table-cell>
          <table:table-cell office:value-type="float" office:value="0.927339901477832" calcext:value-type="float">
            <text:p>0,927339901477832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10773577008929" calcext:value-type="float">
            <text:p>0,810773577008929</text:p>
          </table:table-cell>
          <table:table-cell office:value-type="float" office:value="0.700227716330514" calcext:value-type="float">
            <text:p>0,700227716330514</text:p>
          </table:table-cell>
          <table:table-cell office:value-type="float" office:value="0.442423308154771" calcext:value-type="float">
            <text:p>0,442423308154771</text:p>
          </table:table-cell>
          <table:table-cell office:value-type="float" office:value="0.284045922406967" calcext:value-type="float">
            <text:p>0,284045922406967</text:p>
          </table:table-cell>
          <table:table-cell office:value-type="float" office:value="0.323368136408022" calcext:value-type="float">
            <text:p>0,323368136408022</text:p>
          </table:table-cell>
          <table:table-cell office:value-type="float" office:value="0.958143126433649" calcext:value-type="float">
            <text:p>0,958143126433649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18132672991071" calcext:value-type="float">
            <text:p>0,818132672991071</text:p>
          </table:table-cell>
          <table:table-cell office:value-type="float" office:value="0.506208570628326" calcext:value-type="float">
            <text:p>0,506208570628326</text:p>
          </table:table-cell>
          <table:table-cell office:value-type="float" office:value="0.509754148451088" calcext:value-type="float">
            <text:p>0,509754148451088</text:p>
          </table:table-cell>
          <table:table-cell office:value-type="float" office:value="0.342060437827266" calcext:value-type="float">
            <text:p>0,342060437827266</text:p>
          </table:table-cell>
          <table:table-cell office:value-type="float" office:value="0.513349744366597" calcext:value-type="float">
            <text:p>0,513349744366597</text:p>
          </table:table-cell>
          <table:table-cell office:value-type="float" office:value="0.886943696293446" calcext:value-type="float">
            <text:p>0,886943696293446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65443638392857" calcext:value-type="float">
            <text:p>0,865443638392857</text:p>
          </table:table-cell>
          <table:table-cell office:value-type="float" office:value="0.714255296497392" calcext:value-type="float">
            <text:p>0,714255296497392</text:p>
          </table:table-cell>
          <table:table-cell office:value-type="float" office:value="0.634901107220592" calcext:value-type="float">
            <text:p>0,634901107220592</text:p>
          </table:table-cell>
          <table:table-cell office:value-type="float" office:value="0.465095320623917" calcext:value-type="float">
            <text:p>0,465095320623917</text:p>
          </table:table-cell>
          <table:table-cell office:value-type="float" office:value="0.571416404054169" calcext:value-type="float">
            <text:p>0,571416404054169</text:p>
          </table:table-cell>
          <table:table-cell office:value-type="float" office:value="0.941144222967787" calcext:value-type="float">
            <text:p>0,94114422296778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6" table:formula="of:=AVERAGE([.C2:.C25])" office:value-type="float" office:value="0.744689578101749" calcext:value-type="float">
            <text:p>0,744689578101749</text:p>
          </table:table-cell>
          <table:table-cell table:style-name="ce6" table:formula="of:=AVERAGE([.D2:.D25])" office:value-type="float" office:value="0.778228168846681" calcext:value-type="float">
            <text:p>0,778228168846681</text:p>
          </table:table-cell>
          <table:table-cell table:style-name="ce6" table:formula="of:=AVERAGE([.E2:.E25])" office:value-type="float" office:value="0.483066787822282" calcext:value-type="float">
            <text:p>0,483066787822282</text:p>
          </table:table-cell>
          <table:table-cell table:style-name="ce6" table:formula="of:=AVERAGE([.F2:.F25])" office:value-type="float" office:value="0.324982481088415" calcext:value-type="float">
            <text:p>0,324982481088415</text:p>
          </table:table-cell>
          <table:table-cell table:style-name="ce6" table:formula="of:=AVERAGE([.G2:.G25])" office:value-type="float" office:value="0.367619757408954" calcext:value-type="float">
            <text:p>0,367619757408954</text:p>
          </table:table-cell>
          <table:table-cell table:style-name="ce6" table:formula="of:=AVERAGE([.H2:.H25])" office:value-type="float" office:value="0.945923240422694" calcext:value-type="float">
            <text:p>0,945923240422694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724600655691964" calcext:value-type="float">
            <text:p>0,724600655691964</text:p>
          </table:table-cell>
          <table:table-cell table:formula="of:=AVERAGE([.D8:.D13])" office:value-type="float" office:value="0.743655939907963" calcext:value-type="float">
            <text:p>0,743655939907963</text:p>
          </table:table-cell>
          <table:table-cell table:formula="of:=AVERAGE([.E8:.E13])" office:value-type="float" office:value="0.433281559501072" calcext:value-type="float">
            <text:p>0,433281559501072</text:p>
          </table:table-cell>
          <table:table-cell table:formula="of:=AVERAGE([.F8:.F13])" office:value-type="float" office:value="0.283386762874147" calcext:value-type="float">
            <text:p>0,283386762874147</text:p>
          </table:table-cell>
          <table:table-cell table:formula="of:=AVERAGE([.G8:.G13])" office:value-type="float" office:value="0.332249156019978" calcext:value-type="float">
            <text:p>0,332249156019978</text:p>
          </table:table-cell>
          <table:table-cell table:formula="of:=AVERAGE([.H8:.H13])" office:value-type="float" office:value="0.921929317650403" calcext:value-type="float">
            <text:p>0,92192931765040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680687313988095" calcext:value-type="float">
            <text:p>0,680687313988095</text:p>
          </table:table-cell>
          <table:table-cell table:formula="of:=AVERAGE([.D2:.D7])" office:value-type="float" office:value="0.840626486059394" calcext:value-type="float">
            <text:p>0,840626486059394</text:p>
          </table:table-cell>
          <table:table-cell table:formula="of:=AVERAGE([.E2:.E7])" office:value-type="float" office:value="0.421929224236433" calcext:value-type="float">
            <text:p>0,421929224236433</text:p>
          </table:table-cell>
          <table:table-cell table:formula="of:=AVERAGE([.F2:.F7])" office:value-type="float" office:value="0.274418903232237" calcext:value-type="float">
            <text:p>0,274418903232237</text:p>
          </table:table-cell>
          <table:table-cell table:formula="of:=AVERAGE([.G2:.G7])" office:value-type="float" office:value="0.286823157066753" calcext:value-type="float">
            <text:p>0,286823157066753</text:p>
          </table:table-cell>
          <table:table-cell table:formula="of:=AVERAGE([.H2:.H7])" office:value-type="float" office:value="0.966017829393533" calcext:value-type="float">
            <text:p>0,96601782939353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754974365234375" calcext:value-type="float">
            <text:p>0,754974365234375</text:p>
          </table:table-cell>
          <table:table-cell table:formula="of:=AVERAGE([.D14:.D19])" office:value-type="float" office:value="0.830631389269679" calcext:value-type="float">
            <text:p>0,830631389269679</text:p>
          </table:table-cell>
          <table:table-cell table:formula="of:=AVERAGE([.E14:.E19])" office:value-type="float" office:value="0.537894746202333" calcext:value-type="float">
            <text:p>0,537894746202333</text:p>
          </table:table-cell>
          <table:table-cell table:formula="of:=AVERAGE([.F14:.F19])" office:value-type="float" office:value="0.369698734351734" calcext:value-type="float">
            <text:p>0,369698734351734</text:p>
          </table:table-cell>
          <table:table-cell table:formula="of:=AVERAGE([.G14:.G19])" office:value-type="float" office:value="0.400645860802076" calcext:value-type="float">
            <text:p>0,400645860802076</text:p>
          </table:table-cell>
          <table:table-cell table:formula="of:=AVERAGE([.H14:.H19])" office:value-type="float" office:value="0.957424824977432" calcext:value-type="float">
            <text:p>0,95742482497743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18495977492559" calcext:value-type="float">
            <text:p>0,818495977492559</text:p>
          </table:table-cell>
          <table:table-cell table:formula="of:=AVERAGE([.D20:.D25])" office:value-type="float" office:value="0.697998860149687" calcext:value-type="float">
            <text:p>0,697998860149687</text:p>
          </table:table-cell>
          <table:table-cell table:formula="of:=AVERAGE([.E20:.E25])" office:value-type="float" office:value="0.539161621349289" calcext:value-type="float">
            <text:p>0,539161621349289</text:p>
          </table:table-cell>
          <table:table-cell table:formula="of:=AVERAGE([.F20:.F25])" office:value-type="float" office:value="0.372425523895541" calcext:value-type="float">
            <text:p>0,372425523895541</text:p>
          </table:table-cell>
          <table:table-cell table:formula="of:=AVERAGE([.G20:.G25])" office:value-type="float" office:value="0.45076085574701" calcext:value-type="float">
            <text:p>0,45076085574701</text:p>
          </table:table-cell>
          <table:table-cell table:formula="of:=AVERAGE([.H20:.H25])" office:value-type="float" office:value="0.938320989669406" calcext:value-type="float">
            <text:p>0,938320989669406</text:p>
          </table:table-cell>
        </table:table-row>
      </table:table>
      <table:table table:name="5-wienert_et_al_(2012)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" table:default-cell-style-name="Default"/>
        <table:table-row table:style-name="ro1"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Displasia type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f1/dice</text:p>
          </table:table-cell>
          <table:table-cell table:style-name="ce4" office:value-type="string" calcext:value-type="string">
            <text:p>jaccard</text:p>
          </table:table-cell>
          <table:table-cell table:style-name="ce4" office:value-type="string" calcext:value-type="string">
            <text:p>sensitivity/recall</text:p>
          </table:table-cell>
          <table:table-cell table:style-name="ce4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663914271763393" calcext:value-type="float">
            <text:p>0,663914271763393</text:p>
          </table:table-cell>
          <table:table-cell office:value-type="float" office:value="0.778129766514138" calcext:value-type="float">
            <text:p>0,778129766514138</text:p>
          </table:table-cell>
          <table:table-cell office:value-type="float" office:value="0.256017294292497" calcext:value-type="float">
            <text:p>0,256017294292497</text:p>
          </table:table-cell>
          <table:table-cell office:value-type="float" office:value="0.146800363016579" calcext:value-type="float">
            <text:p>0,146800363016579</text:p>
          </table:table-cell>
          <table:table-cell office:value-type="float" office:value="0.153213510141847" calcext:value-type="float">
            <text:p>0,153213510141847</text:p>
          </table:table-cell>
          <table:table-cell office:value-type="float" office:value="0.973516148007059" calcext:value-type="float">
            <text:p>0,973516148007059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612740652901786" calcext:value-type="float">
            <text:p>0,612740652901786</text:p>
          </table:table-cell>
          <table:table-cell office:value-type="float" office:value="0.884982233027866" calcext:value-type="float">
            <text:p>0,884982233027866</text:p>
          </table:table-cell>
          <table:table-cell office:value-type="float" office:value="0.2988222664267" calcext:value-type="float">
            <text:p>0,2988222664267</text:p>
          </table:table-cell>
          <table:table-cell office:value-type="float" office:value="0.175656111956643" calcext:value-type="float">
            <text:p>0,175656111956643</text:p>
          </table:table-cell>
          <table:table-cell office:value-type="float" office:value="0.179759914906549" calcext:value-type="float">
            <text:p>0,179759914906549</text:p>
          </table:table-cell>
          <table:table-cell office:value-type="float" office:value="0.980174081237911" calcext:value-type="float">
            <text:p>0,980174081237911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694484165736607" calcext:value-type="float">
            <text:p>0,694484165736607</text:p>
          </table:table-cell>
          <table:table-cell office:value-type="float" office:value="0.821498672208752" calcext:value-type="float">
            <text:p>0,821498672208752</text:p>
          </table:table-cell>
          <table:table-cell office:value-type="float" office:value="0.288822586210396" calcext:value-type="float">
            <text:p>0,288822586210396</text:p>
          </table:table-cell>
          <table:table-cell office:value-type="float" office:value="0.168785880343502" calcext:value-type="float">
            <text:p>0,168785880343502</text:p>
          </table:table-cell>
          <table:table-cell office:value-type="float" office:value="0.175211780929866" calcext:value-type="float">
            <text:p>0,175211780929866</text:p>
          </table:table-cell>
          <table:table-cell office:value-type="float" office:value="0.979130669546436" calcext:value-type="float">
            <text:p>0,979130669546436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648585728236607" calcext:value-type="float">
            <text:p>0,648585728236607</text:p>
          </table:table-cell>
          <table:table-cell office:value-type="float" office:value="0.846441247898375" calcext:value-type="float">
            <text:p>0,846441247898375</text:p>
          </table:table-cell>
          <table:table-cell office:value-type="float" office:value="0.310199051808239" calcext:value-type="float">
            <text:p>0,310199051808239</text:p>
          </table:table-cell>
          <table:table-cell office:value-type="float" office:value="0.183571356224045" calcext:value-type="float">
            <text:p>0,183571356224045</text:p>
          </table:table-cell>
          <table:table-cell office:value-type="float" office:value="0.189895433876071" calcext:value-type="float">
            <text:p>0,189895433876071</text:p>
          </table:table-cell>
          <table:table-cell office:value-type="float" office:value="0.975450595069213" calcext:value-type="float">
            <text:p>0,975450595069213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652099609375" calcext:value-type="float">
            <text:p>0,652099609375</text:p>
          </table:table-cell>
          <table:table-cell office:value-type="float" office:value="0.932908912830558" calcext:value-type="float">
            <text:p>0,932908912830558</text:p>
          </table:table-cell>
          <table:table-cell office:value-type="float" office:value="0.43307757885763" calcext:value-type="float">
            <text:p>0,43307757885763</text:p>
          </table:table-cell>
          <table:table-cell office:value-type="float" office:value="0.276387377584331" calcext:value-type="float">
            <text:p>0,276387377584331</text:p>
          </table:table-cell>
          <table:table-cell office:value-type="float" office:value="0.281992450595811" calcext:value-type="float">
            <text:p>0,281992450595811</text:p>
          </table:table-cell>
          <table:table-cell office:value-type="float" office:value="0.981927313501748" calcext:value-type="float">
            <text:p>0,981927313501748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716945103236607" calcext:value-type="float">
            <text:p>0,716945103236607</text:p>
          </table:table-cell>
          <table:table-cell office:value-type="float" office:value="0.940436274703167" calcext:value-type="float">
            <text:p>0,940436274703167</text:p>
          </table:table-cell>
          <table:table-cell office:value-type="float" office:value="0.594946659180236" calcext:value-type="float">
            <text:p>0,594946659180236</text:p>
          </table:table-cell>
          <table:table-cell office:value-type="float" office:value="0.423433503836317" calcext:value-type="float">
            <text:p>0,423433503836317</text:p>
          </table:table-cell>
          <table:table-cell office:value-type="float" office:value="0.435102383472643" calcext:value-type="float">
            <text:p>0,435102383472643</text:p>
          </table:table-cell>
          <table:table-cell office:value-type="float" office:value="0.974788793535246" calcext:value-type="float">
            <text:p>0,974788793535246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80078125" calcext:value-type="float">
            <text:p>0,80078125</text:p>
          </table:table-cell>
          <table:table-cell office:value-type="float" office:value="0.539540816326531" calcext:value-type="float">
            <text:p>0,539540816326531</text:p>
          </table:table-cell>
          <table:table-cell office:value-type="float" office:value="0.249950758321844" calcext:value-type="float">
            <text:p>0,249950758321844</text:p>
          </table:table-cell>
          <table:table-cell office:value-type="float" office:value="0.142824985931345" calcext:value-type="float">
            <text:p>0,142824985931345</text:p>
          </table:table-cell>
          <table:table-cell office:value-type="float" office:value="0.162650602409639" calcext:value-type="float">
            <text:p>0,162650602409639</text:p>
          </table:table-cell>
          <table:table-cell office:value-type="float" office:value="0.964407002475844" calcext:value-type="float">
            <text:p>0,964407002475844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722708565848214" calcext:value-type="float">
            <text:p>0,722708565848214</text:p>
          </table:table-cell>
          <table:table-cell office:value-type="float" office:value="0.844438023692574" calcext:value-type="float">
            <text:p>0,844438023692574</text:p>
          </table:table-cell>
          <table:table-cell office:value-type="float" office:value="0.47889493347316" calcext:value-type="float">
            <text:p>0,47889493347316</text:p>
          </table:table-cell>
          <table:table-cell office:value-type="float" office:value="0.314833566734892" calcext:value-type="float">
            <text:p>0,314833566734892</text:p>
          </table:table-cell>
          <table:table-cell office:value-type="float" office:value="0.334217688630698" calcext:value-type="float">
            <text:p>0,334217688630698</text:p>
          </table:table-cell>
          <table:table-cell office:value-type="float" office:value="0.962065807088001" calcext:value-type="float">
            <text:p>0,962065807088001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656084333147321" calcext:value-type="float">
            <text:p>0,656084333147321</text:p>
          </table:table-cell>
          <table:table-cell office:value-type="float" office:value="0.88648838024057" calcext:value-type="float">
            <text:p>0,88648838024057</text:p>
          </table:table-cell>
          <table:table-cell office:value-type="float" office:value="0.43497070494363" calcext:value-type="float">
            <text:p>0,43497070494363</text:p>
          </table:table-cell>
          <table:table-cell office:value-type="float" office:value="0.277931350114416" calcext:value-type="float">
            <text:p>0,277931350114416</text:p>
          </table:table-cell>
          <table:table-cell office:value-type="float" office:value="0.288187392038875" calcext:value-type="float">
            <text:p>0,288187392038875</text:p>
          </table:table-cell>
          <table:table-cell office:value-type="float" office:value="0.968648700953118" calcext:value-type="float">
            <text:p>0,968648700953118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734784807477679" calcext:value-type="float">
            <text:p>0,734784807477679</text:p>
          </table:table-cell>
          <table:table-cell office:value-type="float" office:value="0.872547573388405" calcext:value-type="float">
            <text:p>0,872547573388405</text:p>
          </table:table-cell>
          <table:table-cell office:value-type="float" office:value="0.437524270946983" calcext:value-type="float">
            <text:p>0,437524270946983</text:p>
          </table:table-cell>
          <table:table-cell office:value-type="float" office:value="0.28001988306862" calcext:value-type="float">
            <text:p>0,28001988306862</text:p>
          </table:table-cell>
          <table:table-cell office:value-type="float" office:value="0.291961795700782" calcext:value-type="float">
            <text:p>0,291961795700782</text:p>
          </table:table-cell>
          <table:table-cell office:value-type="float" office:value="0.976701856570804" calcext:value-type="float">
            <text:p>0,976701856570804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800013950892857" calcext:value-type="float">
            <text:p>0,800013950892857</text:p>
          </table:table-cell>
          <table:table-cell office:value-type="float" office:value="0.661259662907109" calcext:value-type="float">
            <text:p>0,661259662907109</text:p>
          </table:table-cell>
          <table:table-cell office:value-type="float" office:value="0.312717247992329" calcext:value-type="float">
            <text:p>0,312717247992329</text:p>
          </table:table-cell>
          <table:table-cell office:value-type="float" office:value="0.185337785039426" calcext:value-type="float">
            <text:p>0,185337785039426</text:p>
          </table:table-cell>
          <table:table-cell office:value-type="float" office:value="0.204780032180841" calcext:value-type="float">
            <text:p>0,204780032180841</text:p>
          </table:table-cell>
          <table:table-cell office:value-type="float" office:value="0.97003598372325" calcext:value-type="float">
            <text:p>0,97003598372325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739031110491071" calcext:value-type="float">
            <text:p>0,739031110491071</text:p>
          </table:table-cell>
          <table:table-cell office:value-type="float" office:value="0.861535486366273" calcext:value-type="float">
            <text:p>0,861535486366273</text:p>
          </table:table-cell>
          <table:table-cell office:value-type="float" office:value="0.471761383692199" calcext:value-type="float">
            <text:p>0,471761383692199</text:p>
          </table:table-cell>
          <table:table-cell office:value-type="float" office:value="0.308696154290334" calcext:value-type="float">
            <text:p>0,308696154290334</text:p>
          </table:table-cell>
          <table:table-cell office:value-type="float" office:value="0.324811043332442" calcext:value-type="float">
            <text:p>0,324811043332442</text:p>
          </table:table-cell>
          <table:table-cell office:value-type="float" office:value="0.970791803211814" calcext:value-type="float">
            <text:p>0,970791803211814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79547119140625" calcext:value-type="float">
            <text:p>0,79547119140625</text:p>
          </table:table-cell>
          <table:table-cell office:value-type="float" office:value="0.701189898008742" calcext:value-type="float">
            <text:p>0,701189898008742</text:p>
          </table:table-cell>
          <table:table-cell office:value-type="float" office:value="0.49616599007668" calcext:value-type="float">
            <text:p>0,49616599007668</text:p>
          </table:table-cell>
          <table:table-cell office:value-type="float" office:value="0.329934013197361" calcext:value-type="float">
            <text:p>0,329934013197361</text:p>
          </table:table-cell>
          <table:table-cell office:value-type="float" office:value="0.383912248628885" calcext:value-type="float">
            <text:p>0,383912248628885</text:p>
          </table:table-cell>
          <table:table-cell office:value-type="float" office:value="0.941822394004941" calcext:value-type="float">
            <text:p>0,941822394004941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761701311383929" calcext:value-type="float">
            <text:p>0,761701311383929</text:p>
          </table:table-cell>
          <table:table-cell office:value-type="float" office:value="0.678800856531049" calcext:value-type="float">
            <text:p>0,678800856531049</text:p>
          </table:table-cell>
          <table:table-cell office:value-type="float" office:value="0.455078358655342" calcext:value-type="float">
            <text:p>0,455078358655342</text:p>
          </table:table-cell>
          <table:table-cell office:value-type="float" office:value="0.294564039027412" calcext:value-type="float">
            <text:p>0,294564039027412</text:p>
          </table:table-cell>
          <table:table-cell office:value-type="float" office:value="0.34227100953752" calcext:value-type="float">
            <text:p>0,34227100953752</text:p>
          </table:table-cell>
          <table:table-cell office:value-type="float" office:value="0.933616895729354" calcext:value-type="float">
            <text:p>0,933616895729354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798078264508929" calcext:value-type="float">
            <text:p>0,798078264508929</text:p>
          </table:table-cell>
          <table:table-cell office:value-type="float" office:value="0.618070985016806" calcext:value-type="float">
            <text:p>0,618070985016806</text:p>
          </table:table-cell>
          <table:table-cell office:value-type="float" office:value="0.483725700017835" calcext:value-type="float">
            <text:p>0,483725700017835</text:p>
          </table:table-cell>
          <table:table-cell office:value-type="float" office:value="0.319022554180022" calcext:value-type="float">
            <text:p>0,319022554180022</text:p>
          </table:table-cell>
          <table:table-cell office:value-type="float" office:value="0.397355601948504" calcext:value-type="float">
            <text:p>0,397355601948504</text:p>
          </table:table-cell>
          <table:table-cell office:value-type="float" office:value="0.923282027807976" calcext:value-type="float">
            <text:p>0,923282027807976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6605224609375" calcext:value-type="float">
            <text:p>0,6605224609375</text:p>
          </table:table-cell>
          <table:table-cell office:value-type="float" office:value="0.872215930539826" calcext:value-type="float">
            <text:p>0,872215930539826</text:p>
          </table:table-cell>
          <table:table-cell office:value-type="float" office:value="0.321919955414678" calcext:value-type="float">
            <text:p>0,321919955414678</text:p>
          </table:table-cell>
          <table:table-cell office:value-type="float" office:value="0.191838259714381" calcext:value-type="float">
            <text:p>0,191838259714381</text:p>
          </table:table-cell>
          <table:table-cell office:value-type="float" office:value="0.197385844261245" calcext:value-type="float">
            <text:p>0,197385844261245</text:p>
          </table:table-cell>
          <table:table-cell office:value-type="float" office:value="0.980048919930451" calcext:value-type="float">
            <text:p>0,980048919930451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651210239955357" calcext:value-type="float">
            <text:p>0,651210239955357</text:p>
          </table:table-cell>
          <table:table-cell office:value-type="float" office:value="0.864201273113065" calcext:value-type="float">
            <text:p>0,864201273113065</text:p>
          </table:table-cell>
          <table:table-cell office:value-type="float" office:value="0.416131480616534" calcext:value-type="float">
            <text:p>0,416131480616534</text:p>
          </table:table-cell>
          <table:table-cell office:value-type="float" office:value="0.262731076174503" calcext:value-type="float">
            <text:p>0,262731076174503</text:p>
          </table:table-cell>
          <table:table-cell office:value-type="float" office:value="0.274045023742238" calcext:value-type="float">
            <text:p>0,274045023742238</text:p>
          </table:table-cell>
          <table:table-cell office:value-type="float" office:value="0.964257790684687" calcext:value-type="float">
            <text:p>0,964257790684687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580679757254464" calcext:value-type="float">
            <text:p>0,580679757254464</text:p>
          </table:table-cell>
          <table:table-cell office:value-type="float" office:value="0.875487628921071" calcext:value-type="float">
            <text:p>0,875487628921071</text:p>
          </table:table-cell>
          <table:table-cell office:value-type="float" office:value="0.405233931508713" calcext:value-type="float">
            <text:p>0,405233931508713</text:p>
          </table:table-cell>
          <table:table-cell office:value-type="float" office:value="0.254102428886063" calcext:value-type="float">
            <text:p>0,254102428886063</text:p>
          </table:table-cell>
          <table:table-cell office:value-type="float" office:value="0.263629634397528" calcext:value-type="float">
            <text:p>0,263629634397528</text:p>
          </table:table-cell>
          <table:table-cell office:value-type="float" office:value="0.955656211936663" calcext:value-type="float">
            <text:p>0,955656211936663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10921805245536" calcext:value-type="float">
            <text:p>0,810921805245536</text:p>
          </table:table-cell>
          <table:table-cell office:value-type="float" office:value="0.701058013207413" calcext:value-type="float">
            <text:p>0,701058013207413</text:p>
          </table:table-cell>
          <table:table-cell office:value-type="float" office:value="0.476599647606865" calcext:value-type="float">
            <text:p>0,476599647606865</text:p>
          </table:table-cell>
          <table:table-cell office:value-type="float" office:value="0.312852525508587" calcext:value-type="float">
            <text:p>0,312852525508587</text:p>
          </table:table-cell>
          <table:table-cell office:value-type="float" office:value="0.361013602457218" calcext:value-type="float">
            <text:p>0,361013602457218</text:p>
          </table:table-cell>
          <table:table-cell office:value-type="float" office:value="0.951797572704374" calcext:value-type="float">
            <text:p>0,951797572704374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733721051897321" calcext:value-type="float">
            <text:p>0,733721051897321</text:p>
          </table:table-cell>
          <table:table-cell office:value-type="float" office:value="0.824069862639862" calcext:value-type="float">
            <text:p>0,824069862639862</text:p>
          </table:table-cell>
          <table:table-cell office:value-type="float" office:value="0.372361633475142" calcext:value-type="float">
            <text:p>0,372361633475142</text:p>
          </table:table-cell>
          <table:table-cell office:value-type="float" office:value="0.228774180514167" calcext:value-type="float">
            <text:p>0,228774180514167</text:p>
          </table:table-cell>
          <table:table-cell office:value-type="float" office:value="0.240521452846219" calcext:value-type="float">
            <text:p>0,240521452846219</text:p>
          </table:table-cell>
          <table:table-cell office:value-type="float" office:value="0.974890943082676" calcext:value-type="float">
            <text:p>0,974890943082676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89533342633929" calcext:value-type="float">
            <text:p>0,789533342633929</text:p>
          </table:table-cell>
          <table:table-cell office:value-type="float" office:value="0.721092350984907" calcext:value-type="float">
            <text:p>0,721092350984907</text:p>
          </table:table-cell>
          <table:table-cell office:value-type="float" office:value="0.482993488690884" calcext:value-type="float">
            <text:p>0,482993488690884</text:p>
          </table:table-cell>
          <table:table-cell office:value-type="float" office:value="0.318385903481772" calcext:value-type="float">
            <text:p>0,318385903481772</text:p>
          </table:table-cell>
          <table:table-cell office:value-type="float" office:value="0.363100605436043" calcext:value-type="float">
            <text:p>0,363100605436043</text:p>
          </table:table-cell>
          <table:table-cell office:value-type="float" office:value="0.947857381988617" calcext:value-type="float">
            <text:p>0,947857381988617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1744384765625" calcext:value-type="float">
            <text:p>0,81744384765625</text:p>
          </table:table-cell>
          <table:table-cell office:value-type="float" office:value="0.750594661263325" calcext:value-type="float">
            <text:p>0,750594661263325</text:p>
          </table:table-cell>
          <table:table-cell office:value-type="float" office:value="0.448692629749585" calcext:value-type="float">
            <text:p>0,448692629749585</text:p>
          </table:table-cell>
          <table:table-cell office:value-type="float" office:value="0.289235156329565" calcext:value-type="float">
            <text:p>0,289235156329565</text:p>
          </table:table-cell>
          <table:table-cell office:value-type="float" office:value="0.31998798167205" calcext:value-type="float">
            <text:p>0,31998798167205</text:p>
          </table:table-cell>
          <table:table-cell office:value-type="float" office:value="0.9678521950444" calcext:value-type="float">
            <text:p>0,9678521950444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15342494419643" calcext:value-type="float">
            <text:p>0,815342494419643</text:p>
          </table:table-cell>
          <table:table-cell office:value-type="float" office:value="0.497787610619469" calcext:value-type="float">
            <text:p>0,497787610619469</text:p>
          </table:table-cell>
          <table:table-cell office:value-type="float" office:value="0.364558329332693" calcext:value-type="float">
            <text:p>0,364558329332693</text:p>
          </table:table-cell>
          <table:table-cell office:value-type="float" office:value="0.222911239129637" calcext:value-type="float">
            <text:p>0,222911239129637</text:p>
          </table:table-cell>
          <table:table-cell office:value-type="float" office:value="0.287587578110206" calcext:value-type="float">
            <text:p>0,287587578110206</text:p>
          </table:table-cell>
          <table:table-cell office:value-type="float" office:value="0.934494036167757" calcext:value-type="float">
            <text:p>0,934494036167757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27558244977679" calcext:value-type="float">
            <text:p>0,827558244977679</text:p>
          </table:table-cell>
          <table:table-cell office:value-type="float" office:value="0.644715256620577" calcext:value-type="float">
            <text:p>0,644715256620577</text:p>
          </table:table-cell>
          <table:table-cell office:value-type="float" office:value="0.454923793512113" calcext:value-type="float">
            <text:p>0,454923793512113</text:p>
          </table:table-cell>
          <table:table-cell office:value-type="float" office:value="0.294434534427399" calcext:value-type="float">
            <text:p>0,294434534427399</text:p>
          </table:table-cell>
          <table:table-cell office:value-type="float" office:value="0.351460693296993" calcext:value-type="float">
            <text:p>0,351460693296993</text:p>
          </table:table-cell>
          <table:table-cell office:value-type="float" office:value="0.950134859548714" calcext:value-type="float">
            <text:p>0,95013485954871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6" table:formula="of:=AVERAGE([.C2:.C25])" office:value-type="float" office:value="0.728514898390997" calcext:value-type="float">
            <text:p>0,728514898390997</text:p>
          </table:table-cell>
          <table:table-cell table:style-name="ce6" table:formula="of:=AVERAGE([.D2:.D25])" office:value-type="float" office:value="0.775812140732101" calcext:value-type="float">
            <text:p>0,775812140732101</text:p>
          </table:table-cell>
          <table:table-cell table:style-name="ce6" table:formula="of:=AVERAGE([.E2:.E25])" office:value-type="float" office:value="0.406087069783454" calcext:value-type="float">
            <text:p>0,406087069783454</text:p>
          </table:table-cell>
          <table:table-cell table:style-name="ce6" table:formula="of:=AVERAGE([.F2:.F25])" office:value-type="float" office:value="0.258461009529638" calcext:value-type="float">
            <text:p>0,258461009529638</text:p>
          </table:table-cell>
          <table:table-cell table:style-name="ce6" table:formula="of:=AVERAGE([.G2:.G25])" office:value-type="float" office:value="0.28350230435628" calcext:value-type="float">
            <text:p>0,28350230435628</text:p>
          </table:table-cell>
          <table:table-cell table:style-name="ce6" table:formula="of:=AVERAGE([.H2:.H25])" office:value-type="float" office:value="0.96263958264796" calcext:value-type="float">
            <text:p>0,96263958264796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742234002976191" calcext:value-type="float">
            <text:p>0,742234002976191</text:p>
          </table:table-cell>
          <table:table-cell table:formula="of:=AVERAGE([.D8:.D13])" office:value-type="float" office:value="0.777634990486911" calcext:value-type="float">
            <text:p>0,777634990486911</text:p>
          </table:table-cell>
          <table:table-cell table:formula="of:=AVERAGE([.E8:.E13])" office:value-type="float" office:value="0.397636549895024" calcext:value-type="float">
            <text:p>0,397636549895024</text:p>
          </table:table-cell>
          <table:table-cell table:formula="of:=AVERAGE([.F8:.F13])" office:value-type="float" office:value="0.251607287529839" calcext:value-type="float">
            <text:p>0,251607287529839</text:p>
          </table:table-cell>
          <table:table-cell table:formula="of:=AVERAGE([.G8:.G13])" office:value-type="float" office:value="0.267768092382213" calcext:value-type="float">
            <text:p>0,267768092382213</text:p>
          </table:table-cell>
          <table:table-cell table:formula="of:=AVERAGE([.H8:.H13])" office:value-type="float" office:value="0.968775192337139" calcext:value-type="float">
            <text:p>0,96877519233713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664794921875" calcext:value-type="float">
            <text:p>0,664794921875</text:p>
          </table:table-cell>
          <table:table-cell table:formula="of:=AVERAGE([.D2:.D7])" office:value-type="float" office:value="0.867399517863809" calcext:value-type="float">
            <text:p>0,867399517863809</text:p>
          </table:table-cell>
          <table:table-cell table:formula="of:=AVERAGE([.E2:.E7])" office:value-type="float" office:value="0.36364757279595" calcext:value-type="float">
            <text:p>0,36364757279595</text:p>
          </table:table-cell>
          <table:table-cell table:formula="of:=AVERAGE([.F2:.F7])" office:value-type="float" office:value="0.22910576549357" calcext:value-type="float">
            <text:p>0,22910576549357</text:p>
          </table:table-cell>
          <table:table-cell table:formula="of:=AVERAGE([.G2:.G7])" office:value-type="float" office:value="0.235862578987131" calcext:value-type="float">
            <text:p>0,235862578987131</text:p>
          </table:table-cell>
          <table:table-cell table:formula="of:=AVERAGE([.H2:.H7])" office:value-type="float" office:value="0.977497933482935" calcext:value-type="float">
            <text:p>0,97749793348293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707943870907738" calcext:value-type="float">
            <text:p>0,707943870907738</text:p>
          </table:table-cell>
          <table:table-cell table:formula="of:=AVERAGE([.D14:.D19])" office:value-type="float" office:value="0.76832776202176" calcext:value-type="float">
            <text:p>0,76832776202176</text:p>
          </table:table-cell>
          <table:table-cell table:formula="of:=AVERAGE([.E14:.E19])" office:value-type="float" office:value="0.429709236048297" calcext:value-type="float">
            <text:p>0,429709236048297</text:p>
          </table:table-cell>
          <table:table-cell table:formula="of:=AVERAGE([.F14:.F19])" office:value-type="float" office:value="0.275365395196623" calcext:value-type="float">
            <text:p>0,275365395196623</text:p>
          </table:table-cell>
          <table:table-cell table:formula="of:=AVERAGE([.G14:.G19])" office:value-type="float" office:value="0.30976656041932" calcext:value-type="float">
            <text:p>0,30976656041932</text:p>
          </table:table-cell>
          <table:table-cell table:formula="of:=AVERAGE([.H14:.H19])" office:value-type="float" office:value="0.949780706682345" calcext:value-type="float">
            <text:p>0,94978070668234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799086797805059" calcext:value-type="float">
            <text:p>0,799086797805059</text:p>
          </table:table-cell>
          <table:table-cell table:formula="of:=AVERAGE([.D20:.D25])" office:value-type="float" office:value="0.689886292555925" calcext:value-type="float">
            <text:p>0,689886292555925</text:p>
          </table:table-cell>
          <table:table-cell table:formula="of:=AVERAGE([.E20:.E25])" office:value-type="float" office:value="0.433354920394547" calcext:value-type="float">
            <text:p>0,433354920394547</text:p>
          </table:table-cell>
          <table:table-cell table:formula="of:=AVERAGE([.F20:.F25])" office:value-type="float" office:value="0.277765589898521" calcext:value-type="float">
            <text:p>0,277765589898521</text:p>
          </table:table-cell>
          <table:table-cell table:formula="of:=AVERAGE([.G20:.G25])" office:value-type="float" office:value="0.320611985636455" calcext:value-type="float">
            <text:p>0,320611985636455</text:p>
          </table:table-cell>
          <table:table-cell table:formula="of:=AVERAGE([.H20:.H25])" office:value-type="float" office:value="0.954504498089423" calcext:value-type="float">
            <text:p>0,9545044980894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17:47:41.728656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7:16:08.974697713</meta:creation-date>
    <dc:date>2019-10-31T18:03:30.888701901</dc:date>
    <meta:editing-duration>PT1H13M43S</meta:editing-duration>
    <meta:editing-cycles>13</meta:editing-cycles>
    <meta:generator>LibreOffice/6.0.7.3$Linux_X86_64 LibreOffice_project/00m0$Build-3</meta:generator>
    <meta:document-statistic meta:table-count="7" meta:cell-count="1357" meta:object-count="0"/>
  </office:meta>
</office:document-meta>
</file>